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91cm" fo:break-before="auto" style:use-optimal-row-height="true"/>
    </style:style>
    <style:style style:name="ro3" style:family="table-row">
      <style:table-row-properties style:row-height="1.201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4.332cm" fo:break-before="auto" style:use-optimal-row-height="true"/>
    </style:style>
    <style:style style:name="ro6" style:family="table-row">
      <style:table-row-properties style:row-height="1.979cm" fo:break-before="auto" style:use-optimal-row-height="true"/>
    </style:style>
    <style:style style:name="ro7" style:family="table-row">
      <style:table-row-properties style:row-height="1.219cm" fo:break-before="auto" style:use-optimal-row-height="false"/>
    </style:style>
    <style:style style:name="ro8" style:family="table-row">
      <style:table-row-properties style:row-height="0.848cm" fo:break-before="auto" style:use-optimal-row-height="true"/>
    </style:style>
    <style:style style:name="ro9" style:family="table-row">
      <style:table-row-properties style:row-height="2.369cm" fo:break-before="auto" style:use-optimal-row-height="true"/>
    </style:style>
    <style:style style:name="ro10" style:family="table-row">
      <style:table-row-properties style:row-height="3.147cm" fo:break-before="auto" style:use-optimal-row-height="true"/>
    </style:style>
    <style:style style:name="ro11" style:family="table-row">
      <style:table-row-properties style:row-height="2.757cm" fo:break-before="auto" style:use-optimal-row-height="true"/>
    </style:style>
    <style:style style:name="ro12" style:family="table-row">
      <style:table-row-properties style:row-height="3.537cm" fo:break-before="auto" style:use-optimal-row-height="true"/>
    </style:style>
    <style:style style:name="ro13" style:family="table-row">
      <style:table-row-properties style:row-height="5.11cm" fo:break-before="auto" style:use-optimal-row-height="true"/>
    </style:style>
    <style:style style:name="ro14" style:family="table-row">
      <style:table-row-properties style:row-height="3.9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table-column table:style-name="co1" table:default-cell-style-name="ce2"/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WYKROCZENIE</text:p>
          </table:table-cell>
          <table:table-cell table:style-name="ce1" office:value-type="string" calcext:value-type="string">
            <text:p>ARTYKUŁ</text:p>
          </table:table-cell>
          <table:table-cell table:style-name="ce1" office:value-type="string" calcext:value-type="string">
            <text:p>KWOTA</text:p>
          </table:table-cell>
          <table:table-cell table:style-name="ce1" office:value-type="string" calcext:value-type="string">
            <text:p>Kwota min</text:p>
          </table:table-cell>
          <table:table-cell table:style-name="ce1" office:value-type="string" calcext:value-type="string">
            <text:p>kwota max</text:p>
          </table:table-cell>
          <table:table-cell table:style-name="ce1" office:value-type="string" calcext:value-type="string">
            <text:p>PUNKTY</text:p>
          </table:table-cell>
        </table:table-row>
        <table:table-row table:style-name="ro2">
          <table:table-cell table:style-name="ce1" office:value-type="string" calcext:value-type="string">
            <text:p>Nieustąpienie pierwszeństwa pieszemu znajdującemu się na przejściu dla pieszych lub wchodzącemu na to przejście</text:p>
          </table:table-cell>
          <table:table-cell table:style-name="ce1" office:value-type="string" calcext:value-type="string">
            <text:p>86b § 1 pkt 1 KW / art. 26 ust. 1 albo ust. 1a PRD</text:p>
          </table:table-cell>
          <table:table-cell table:number-columns-repeated="3" table:style-name="ce1" office:value-type="float" office:value="3000" calcext:value-type="float">
            <text:p>300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3">
          <table:table-cell table:style-name="ce1" office:value-type="string" calcext:value-type="string">
            <text:p>Nieustąpienie przez kierującego pojazdem, który skręca w drogę poprzeczną, pierwszeństwa pieszemu przechodzącemu na skrzyżowaniu przez jezdnię drogi, na którą wjeżdża</text:p>
          </table:table-cell>
          <table:table-cell table:style-name="ce1" office:value-type="string" calcext:value-type="string">
            <text:p>86b § 1 pkt 1 KW / art. 26 ust. 2 PRD</text:p>
          </table:table-cell>
          <table:table-cell table:number-columns-repeated="3" table:style-name="ce1" office:value-type="float" office:value="3000" calcext:value-type="float">
            <text:p>300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string" calcext:value-type="string">
            <text:p>Nieustąpienie pierwszeństwa pieszemu przy przejeżdżaniu przez chodnik lub drogę dla pieszych albo podczas jazdy po placu, na którym ruch pieszych i pojazdów odbywa się po tej samej powierzchni</text:p>
          </table:table-cell>
          <table:table-cell table:style-name="ce1" office:value-type="string" calcext:value-type="string">
            <text:p>86b § 1 pkt 1 KW / art. 26 ust. 4 albo ust. 5 PRD</text:p>
          </table:table-cell>
          <table:table-cell table:number-columns-repeated="3" table:style-name="ce1" office:value-type="float" office:value="3000" calcext:value-type="float">
            <text:p>3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Nieustąpienie pierwszeństwa pieszemu przez kierującego pojazdem podczas włączania się do ruchu</text:p>
          </table:table-cell>
          <table:table-cell table:style-name="ce1" office:value-type="string" calcext:value-type="string">
            <text:p>86b § 1 pkt 1 KW / art. 17 ust. 2 PRD</text:p>
          </table:table-cell>
          <table:table-cell table:number-columns-repeated="3" table:style-name="ce1" office:value-type="float" office:value="3000" calcext:value-type="float">
            <text:p>300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Nieustąpienie pierwszeństwa pieszemu przy cofaniu pojazdem</text:p>
          </table:table-cell>
          <table:table-cell table:style-name="ce1" office:value-type="string" calcext:value-type="string">
            <text:p>86b § 1 pkt 1 KW / art. 23 ust. 1 pkt 3 PRD</text:p>
          </table:table-cell>
          <table:table-cell table:number-columns-repeated="3" table:style-name="ce1" office:value-type="float" office:value="3000" calcext:value-type="float">
            <text:p>300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3">
          <table:table-cell table:style-name="ce1" office:value-type="string" calcext:value-type="string">
            <text:p>Nieustąpienie pierwszeństwa pieszemu przez kierującego pojazdem w strefie zamieszkania</text:p>
          </table:table-cell>
          <table:table-cell table:style-name="ce1" office:value-type="string" calcext:value-type="string">
            <text:p>86b § 1 pkt 1 KW / art. 11 ust. 5 PRD</text:p>
          </table:table-cell>
          <table:table-cell table:number-columns-repeated="3" table:style-name="ce1" office:value-type="float" office:value="3000" calcext:value-type="float">
            <text:p>30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Niezatrzymanie pojazdu w celu umożliwienia przejścia przez jezdnię osobie niepełnosprawnej, używającej specjalnego znaku lub osobie o widocznej ograniczonej sprawności ruchowej</text:p>
          </table:table-cell>
          <table:table-cell table:style-name="ce1" office:value-type="string" calcext:value-type="string">
            <text:p>86b § 1 pkt 2 KW / art. 26 ust. 7</text:p>
          </table:table-cell>
          <table:table-cell table:number-columns-repeated="3" table:style-name="ce1" office:value-type="float" office:value="3000" calcext:value-type="float">
            <text:p>300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3">
          <table:table-cell table:style-name="ce1" office:value-type="string" calcext:value-type="string">
            <text:p>Wyprzedzanie pojazdu na przejściu dla pieszych, na którym ruch nie jest kierowany, lub bezpośrednio przed tym przejściem</text:p>
          </table:table-cell>
          <table:table-cell table:style-name="ce1" office:value-type="string" calcext:value-type="string">
            <text:p>86b § 1 pkt 3 KW / art. 26 ust. 3 pkt 1</text:p>
          </table:table-cell>
          <table:table-cell table:number-columns-repeated="3" table:style-name="ce1" office:value-type="float" office:value="3000" calcext:value-type="float">
            <text:p>300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3">
          <table:table-cell table:style-name="ce1" office:value-type="string" calcext:value-type="string">
            <text:p>Omijanie pojazdu, który jechał w tym samym kierunku, lecz zatrzymał się w celu ustąpienia pierwszeństwa pieszemu</text:p>
          </table:table-cell>
          <table:table-cell table:style-name="ce1" office:value-type="string" calcext:value-type="string">
            <text:p>86b § 1 pkt 4 KW / art. 26 ust. 3 pkt 2</text:p>
          </table:table-cell>
          <table:table-cell table:number-columns-repeated="3" table:style-name="ce1" office:value-type="float" office:value="3000" calcext:value-type="float">
            <text:p>300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4">
          <table:table-cell table:style-name="ce1" office:value-type="string" calcext:value-type="string">
            <text:p>Naruszenie zakazu jazdy wzdłuż po chodniku lub przejściu dla pieszych</text:p>
          </table:table-cell>
          <table:table-cell table:style-name="ce1" office:value-type="string" calcext:value-type="string">
            <text:p>86b § 1 pkt 5 / 26 ust. 3 pkt 3</text:p>
          </table:table-cell>
          <table:table-cell table:number-columns-repeated="3" table:style-name="ce1" office:value-type="float" office:value="3000" calcext:value-type="float">
            <text:p>300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4">
          <table:table-cell table:style-name="ce1" office:value-type="string" calcext:value-type="string">
            <text:p>Naruszenie obowiązku zatrzymania pojazdu w takim miejscu i na taki czas, aby umożliwić pieszym swobodny dostęp do pojazdów komunikacji publicznej – w przypadku braku wysepki dla pasażerów na przystanku</text:p>
          </table:table-cell>
          <table:table-cell table:style-name="ce1" office:value-type="string" calcext:value-type="string">
            <text:p>97 KW / art. 26 ust. 6</text:p>
          </table:table-cell>
          <table:table-cell table:number-columns-repeated="3" table:style-name="ce1" office:value-type="float" office:value="300" calcext:value-type="float">
            <text:p>30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3">
          <table:table-cell table:style-name="ce1" office:value-type="string" calcext:value-type="string">
            <text:p>Naruszenie przez kierującego pojazdem zakazu korzystania z drogi przejazdu pojazdu uprzywilejowanego utworzonej przez kierujących innymi pojazdami w warunkach zwiększonego natężenia ruchu utrudniającego swobodny przejazd pojazdu uprzywilejowanego w celu umożliwienia swobodnego przejazdu tego pojazdu</text:p>
          </table:table-cell>
          <table:table-cell table:style-name="ce1" office:value-type="string" calcext:value-type="string">
            <text:p>97 KW / 9 ust. 3 PRD</text:p>
          </table:table-cell>
          <table:table-cell table:style-name="ce1" office:value-type="string" calcext:value-type="string">
            <text:p>500-25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Zajmowanie więcej niż jednego, wyznaczonego na jezdni, pasa ruchu</text:p>
          </table:table-cell>
          <table:table-cell table:style-name="ce1" office:value-type="string" calcext:value-type="string">
            <text:p>97 KW /art. 16 ust. 4 PRD</text:p>
          </table:table-cell>
          <table:table-cell table:number-columns-repeated="3" table:style-name="ce1" office:value-type="float" office:value="150" calcext:value-type="float">
            <text:p>15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4">
          <table:table-cell table:style-name="ce1" office:value-type="string" calcext:value-type="string">
            <text:p>Naruszenie obowiązku poruszania się po poboczu przez kierującego pojazdem zaprzęgowym, rowerem, wózkiem rowerowym, motorowerem, wózkiem ręcznym albo osobę prowadzącą pojazd napędzany silnikiem</text:p>
          </table:table-cell>
          <table:table-cell table:style-name="ce1" office:value-type="string" calcext:value-type="string">
            <text:p>97 KW / art. 16 ust. 5 PRD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5">
          <table:table-cell table:style-name="ce1" office:value-type="string" calcext:value-type="string">
            <text:p>Przewożenie w pojeździe kategorii M1, N2i N3, o których mowa w załączniku nr 2 u.p.r.d. wyposażonym w pasy bezpieczeństwa lub urządzenia przytrzymujące dla dzieci, dziecka mającego mniej niż 150 cm wzrostu poza fotelikiem bezpieczeństwa dla dziecka lub innym urządzeniem przytrzymującym dla dzieci, zgodnym z masą i wzrostem dziecka, oraz właściwymi warunkami technicznymi określonymi w przepisach UE lub w reg. EKG ONZ dotyczącym urządzeń przytrzymujących dla dzieci w pojeździe, z wyjątkiem przewożenia: 1) na tylnym siedzeniu takiego pojazdu dziecka mającego co najmniej 135 cm wzrostu, przytrzymywanego za pomocą pasów bezpieczeństwa w przypadkach, kiedy ze względu na masę i wzrost dziecka nie jest możliwe zapewnienie fotelika bezpieczeństwa dla dziecka lub innego urządzenia przytrzymującego dla dzieci zgodnego z wymaganymi warunkami; 2) w pojeździe kategorii M1i N1na tylnym siedzeniu pojazdu trzeciego dziecka w wieku co najmniej 3 lat, przytrzymywanego za pomocą pasów bezpieczeństwa, w przypadku gdy dwoje dzieci jest przewożonych w fotelikach bezpieczeństwa dla dziecka lub innych urządzeniach przytrzymujących dla dzieci, zainstalowanych na tylnych siedzeniach pojazdu i nie ma możliwości zainstalowania trzeciego fotelika bezpieczeństwa dla dziecka lub innego urządzenia przytrzymującego dla dzieci.</text:p>
          </table:table-cell>
          <table:table-cell table:style-name="ce1" office:value-type="string" calcext:value-type="string">
            <text:p>97 KW / art. 45 ust. 2 pkt 5, art39 ust. 3 w zw. z ust. 3b lub 3c PRD</text:p>
          </table:table-cell>
          <table:table-cell table:number-columns-repeated="3" table:style-name="ce1" office:value-type="float" office:value="300" calcext:value-type="float">
            <text:p>30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3">
          <table:table-cell table:style-name="ce1" office:value-type="string" calcext:value-type="string">
            <text:p>Przewożenie w foteliku bezpieczeństwa dla dziecka lub innym urządzeniu przytrzymującym dla dzieci dziecka siedzącego tyłem do kierunku jazdy na przednim siedzeniu pojazdu samochodowego wyposażonego w poduszkę powietrzną dla pasażera, która jest aktywna podczas przewożenia dziecka</text:p>
          </table:table-cell>
          <table:table-cell table:style-name="ce1" office:value-type="string" calcext:value-type="string">
            <text:p>97 KW / art. 45 ust. 2 pkt 4 PRD</text:p>
          </table:table-cell>
          <table:table-cell table:number-columns-repeated="3" table:style-name="ce1" office:value-type="float" office:value="300" calcext:value-type="float">
            <text:p>30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3">
          <table:table-cell table:style-name="ce1" office:value-type="string" calcext:value-type="string">
            <text:p>Przewożenie dziecka w wieku poniżej 3 lat w pojeździe kategorii M1, N1, N2i N3. o których mowa w zał. nr 2 u.p.r.d., niewyposażonym w pasy bezpieczeństwa i fotelik bezpieczeństwa dla dziecka lub innym urządzenie przytrzymującym w pasy bezpieczeństwa i inne urządzenia przytrzymujące dla dzieci.</text:p>
          </table:table-cell>
          <table:table-cell table:style-name="ce1" office:value-type="string" calcext:value-type="string">
            <text:p>97 KW / art.45 ust. 2 pkt 5 PRD</text:p>
          </table:table-cell>
          <table:table-cell table:number-columns-repeated="3" table:style-name="ce1" office:value-type="float" office:value="300" calcext:value-type="float">
            <text:p>30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table:style-name="ce1" office:value-type="string" calcext:value-type="string">
            <text:p>Przewożenie na przednim siedzeniu pojazdu samochodowego, poza fotelikiem bezpieczeństwa dla dziecka lub innym urządzenie przytrzymującym dla dzieci, dziecka mającego mniej niż 150 cm wzrostu</text:p>
          </table:table-cell>
          <table:table-cell table:style-name="ce1" office:value-type="string" calcext:value-type="string">
            <text:p>97 KW / art. 45 ust. 2 pkt 6 art. 39 ust. 3 PRD</text:p>
          </table:table-cell>
          <table:table-cell table:number-columns-repeated="3" table:style-name="ce1" office:value-type="float" office:value="300" calcext:value-type="float">
            <text:p>30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6">
          <table:table-cell table:style-name="ce1" office:value-type="string" calcext:value-type="string">
            <text:p>Przewożenie dziecka w foteliku bezpieczeństwa dla dziecka lub innym urządzeniu przytrzymującym dla dzieci zainstalowanym niezgodnie z zaleceniami producenta urządzenia, wskazującymi w jaki sposób urządzenie może być bezpieczne stosowane</text:p>
          </table:table-cell>
          <table:table-cell table:style-name="ce1" office:value-type="string" calcext:value-type="string">
            <text:p>97 KW / art. 45 ust. 2 pkt 3 w zw. z art. 39 ust. 3a art. 39 ust. 3 PRD</text:p>
          </table:table-cell>
          <table:table-cell table:number-columns-repeated="3" table:style-name="ce1" office:value-type="float" office:value="300" calcext:value-type="float">
            <text:p>30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4">
          <table:table-cell table:style-name="ce1" office:value-type="string" calcext:value-type="string">
            <text:p>Niekorzystanie z pasów bezpieczeństwa podczas jazdy</text:p>
          </table:table-cell>
          <table:table-cell table:style-name="ce1" office:value-type="string" calcext:value-type="string">
            <text:p>97 KW / art. 39 ust. 1 PRD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3">
          <table:table-cell table:style-name="ce1" office:value-type="string" calcext:value-type="string">
            <text:p>Kierowanie pojazdem przewożącym pasażerów niekorzystających z pasów bezpieczeństwa</text:p>
          </table:table-cell>
          <table:table-cell table:style-name="ce1" office:value-type="string" calcext:value-type="string">
            <text:p>97 KW / art. 45 ust. 2 pkt 3 PRD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4">
          <table:table-cell table:style-name="ce1" office:value-type="string" calcext:value-type="string">
            <text:p>Nieużywanie kasku ochronnego odpowiadającego właściwym warunkom technicznym podczas jazdy motocyklem, czterokołowcem lub motorowerem</text:p>
          </table:table-cell>
          <table:table-cell table:style-name="ce1" office:value-type="string" calcext:value-type="string">
            <text:p>97 KW / art. 40 ust. 1 PRD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3">
          <table:table-cell table:style-name="ce1" office:value-type="string" calcext:value-type="string">
            <text:p>Kierowanie motocyklem, czterokołowcem lub motorowerem przewożącym pasażera nieużywającego kasku ochronnego odpowiadającego właściwym warunkom technicznym</text:p>
          </table:table-cell>
          <table:table-cell table:style-name="ce1" office:value-type="string" calcext:value-type="string">
            <text:p>97 KW / art. 45 ust. 2 pkt 3 PRD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3">
          <table:table-cell table:style-name="ce1" office:value-type="string" calcext:value-type="string">
            <text:p>Przewożenie osoby w stanie nietrzeźwości, stanie po użyciu alkoholu lub środka działającego podobnie do alkoholu na rowerze lub motorowerze albo motocyklu poza bocznym wózkiem</text:p>
          </table:table-cell>
          <table:table-cell table:style-name="ce1" office:value-type="string" calcext:value-type="string">
            <text:p>97 KW / art. 45 ust. 2 pkt 2 PRD</text:p>
          </table:table-cell>
          <table:table-cell table:number-columns-repeated="3"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Korzystanie podczas jazdy z telefonu wymagającego trzymania słuchawki lub mikrofonu w ręku przez kierującego pojazdem</text:p>
          </table:table-cell>
          <table:table-cell table:style-name="ce1" office:value-type="string" calcext:value-type="string">
            <text:p>97 KW / art. 45 ust. 2 pkt 1 PRD</text:p>
          </table:table-cell>
          <table:table-cell table:number-columns-repeated="3" table:style-name="ce1" office:value-type="float" office:value="500" calcext:value-type="float">
            <text:p>50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3">
          <table:table-cell table:style-name="ce1" office:value-type="string" calcext:value-type="string">
            <text:p>Wjeżdżanie na pas między jezdniami</text:p>
          </table:table-cell>
          <table:table-cell table:style-name="ce1" office:value-type="string" calcext:value-type="string">
            <text:p>97 KW / art. 45 ust. 1 pkt 5 PRD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Niedopełnienie obowiązków przez uczestników wypadku poprzez nieusunięcie pojazdu z miejsca wypadku, w którym nie było zabitego lub rannego</text:p>
          </table:table-cell>
          <table:table-cell table:style-name="ce1" office:value-type="string" calcext:value-type="string">
            <text:p>97 KW /art. 44 ust. 1 pkt 3 lub ust. 3 PRD</text:p>
          </table:table-cell>
          <table:table-cell table:number-columns-repeated="3"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Nieużywanie elementów odblaskowych w sposób widoczny dla innych uczestników ruchu przez osobę wykonującą roboty lub inne czynności na drodze</text:p>
          </table:table-cell>
          <table:table-cell table:style-name="ce1" office:value-type="string" calcext:value-type="string">
            <text:p>97 KW / 41 PRD</text:p>
          </table:table-cell>
          <table:table-cell table:number-columns-repeated="3" table:style-name="ce1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Nieustąpienie pierwszeństwa innemu pojazdowi lub uczestnikowi ruchu podczas włączania się do ruchu</text:p>
          </table:table-cell>
          <table:table-cell table:style-name="ce1" office:value-type="string" calcext:value-type="string">
            <text:p>90 KW / art. 17 ust. 2 PRD</text:p>
          </table:table-cell>
          <table:table-cell table:number-columns-repeated="3" table:style-name="ce1" office:value-type="float" office:value="300" calcext:value-type="float">
            <text:p>30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4">
          <table:table-cell table:style-name="ce1" office:value-type="string" calcext:value-type="string">
            <text:p>Uniemożliwienie włączenia się do ruchu autobusowi (trolejbusowi) sygnalizującemu zamiar zmiany pasa ruchu lub wjechania z zatoki na jezdnię z oznaczonego przystanku na obszarze zabudowanym</text:p>
          </table:table-cell>
          <table:table-cell table:style-name="ce1" office:value-type="string" calcext:value-type="string">
            <text:p>90 KW / art. 18 ust. 1 PRD</text:p>
          </table:table-cell>
          <table:table-cell table:number-columns-repeated="3"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Naruszenie obowiązków przez kierującego pojazdem zbliżającego się do miejsca postoju autobusu szkolnego</text:p>
          </table:table-cell>
          <table:table-cell table:style-name="ce1" office:value-type="string" calcext:value-type="string">
            <text:p>90 KW / art. 18a ust. 1 PRD</text:p>
          </table:table-cell>
          <table:table-cell table:number-columns-repeated="3"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span text:style-name="T1">Przekroczenie dopuszczalnej prędkości </text:span>do 10 km/h</text:p>
          </table:table-cell>
          <table:table-cell table:style-name="ce1" office:value-type="string" calcext:value-type="string">
            <text:p>92a § 1 KW</text:p>
          </table:table-cell>
          <table:table-cell table:number-columns-repeated="3" table:style-name="ce1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span text:style-name="T1">Przekroczenie dopuszczalnej prędkości </text:span>o 11-15 km/h</text:p>
          </table:table-cell>
          <table:table-cell table:style-name="ce1" office:value-type="string" calcext:value-type="string">
            <text:p>92a § 1 KW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<text:span text:style-name="T1">Przekroczenie dopuszczalnej prędkości </text:span>o 16-20 km/h</text:p>
          </table:table-cell>
          <table:table-cell table:style-name="ce1" office:value-type="string" calcext:value-type="string">
            <text:p>92a § 1 KW</text:p>
          </table:table-cell>
          <table:table-cell table:number-columns-repeated="3" table:style-name="ce1" office:value-type="float" office:value="200" calcext:value-type="float">
            <text:p>20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<text:span text:style-name="T1">Przekroczenie dopuszczalnej prędkości </text:span>o 21-25 km/h</text:p>
          </table:table-cell>
          <table:table-cell table:style-name="ce1" office:value-type="string" calcext:value-type="string">
            <text:p>92a § 1 KW</text:p>
          </table:table-cell>
          <table:table-cell table:number-columns-repeated="3" table:style-name="ce1" office:value-type="float" office:value="300" calcext:value-type="float">
            <text:p>30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span text:style-name="T1">Przekroczenie dopuszczalnej prędkości </text:span>o 26-30 km/h</text:p>
          </table:table-cell>
          <table:table-cell table:style-name="ce1" office:value-type="string" calcext:value-type="string">
            <text:p>92a § 1 KW</text:p>
          </table:table-cell>
          <table:table-cell table:number-columns-repeated="3" table:style-name="ce1" office:value-type="float" office:value="400" calcext:value-type="float">
            <text:p>400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span text:style-name="T1">Przekroczenie dopuszczalnej prędkości </text:span>o 31-40 km/h</text:p>
          </table:table-cell>
          <table:table-cell table:style-name="ce1" office:value-type="string" calcext:value-type="string">
            <text:p>92a § 2 KW</text:p>
          </table:table-cell>
          <table:table-cell table:number-columns-repeated="3" table:style-name="ce1" office:value-type="float" office:value="1600" calcext:value-type="float">
            <text:p>1600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<text:span text:style-name="T1">Przekroczenie dopuszczalnej prędkości </text:span>o 41-50 km/h</text:p>
          </table:table-cell>
          <table:table-cell table:style-name="ce1" office:value-type="string" calcext:value-type="string">
            <text:p>92a § 2 KW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2" table:style-name="ce1" office:value-type="float" office:value="4000" calcext:value-type="float">
            <text:p>4000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span text:style-name="T1">Przekroczenie dopuszczalnej prędkości </text:span>o 51-60 km/h w obszarze niezabudowamym</text:p>
          </table:table-cell>
          <table:table-cell table:style-name="ce1" office:value-type="string" calcext:value-type="string">
            <text:p>92a § 2 KW</text:p>
          </table:table-cell>
          <table:table-cell table:number-columns-repeated="3" table:style-name="ce1" office:value-type="float" office:value="3000" calcext:value-type="float">
            <text:p>300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<text:span text:style-name="T1">Przekroczenie dopuszczalnej prędkości </text:span>o 51-60 km/h w obszarze zabudowamym</text:p>
          </table:table-cell>
          <table:table-cell table:style-name="ce1" office:value-type="string" calcext:value-type="string">
            <text:p>92a § 2 KW</text:p>
          </table:table-cell>
          <table:table-cell table:number-columns-repeated="3" table:style-name="ce1" office:value-type="float" office:value="3000" calcext:value-type="float">
            <text:p>300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Przekroczenie dopuszczalnej prędkości o 61-70 km/h w obszarze niezabudowamym</text:p>
          </table:table-cell>
          <table:table-cell table:style-name="ce1" office:value-type="string" calcext:value-type="string">
            <text:p>92a § 2 KW</text:p>
          </table:table-cell>
          <table:table-cell table:number-columns-repeated="3" table:style-name="ce1" office:value-type="float" office:value="4000" calcext:value-type="float">
            <text:p>400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Przekroczenie dopuszczalnej prędkości o 61-70 km/h w obszarze zabudowamym</text:p>
          </table:table-cell>
          <table:table-cell table:style-name="ce1" office:value-type="string" calcext:value-type="string">
            <text:p>92a § 2 KW</text:p>
          </table:table-cell>
          <table:table-cell table:number-columns-repeated="3" table:style-name="ce1" office:value-type="float" office:value="4000" calcext:value-type="float">
            <text:p>400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Przekroczenie dopuszczalnej prędkości o 71 km/h i więcej w obszarze niezabudowamym</text:p>
          </table:table-cell>
          <table:table-cell table:style-name="ce1" office:value-type="string" calcext:value-type="string">
            <text:p>92a § 2 KW</text:p>
          </table:table-cell>
          <table:table-cell table:number-columns-repeated="3" table:style-name="ce1" office:value-type="float" office:value="5000" calcext:value-type="float">
            <text:p>500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Przekroczenie dopuszczalnej prędkości o 71 km/h i więcej w obszarze zabudowamym</text:p>
          </table:table-cell>
          <table:table-cell table:style-name="ce1" office:value-type="string" calcext:value-type="string">
            <text:p>92a § 2 KW</text:p>
          </table:table-cell>
          <table:table-cell table:number-columns-repeated="3" table:style-name="ce1" office:value-type="float" office:value="5000" calcext:value-type="float">
            <text:p>5000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7">
          <table:table-cell table:style-name="ce1" office:value-type="string" calcext:value-type="string">
            <text:p>Niezachowanie przez kierującego pojazdem wymaganego odstępu za poprzedzającym pojazdem poza obszarem zabudowanym w tunelu o długości przekraczającej 500 m</text:p>
          </table:table-cell>
          <table:table-cell table:style-name="ce1" office:value-type="string" calcext:value-type="string">
            <text:p>97 KW / art. 19 ust. 4 lub 5 PRD</text:p>
          </table:table-cell>
          <table:table-cell table:style-name="ce1" office:value-type="string" calcext:value-type="string">
            <text:p>300-5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Niezachowanie przez kierujących pojazdami objętymi indywidualnym ograniczeniem prędkości albo pojazdami lub zespołami pojazdów o długości większej niż 7 metrów niezbędnego odstępu od pojazdów znajdujących się przed nimi</text:p>
          </table:table-cell>
          <table:table-cell table:style-name="ce1" office:value-type="string" calcext:value-type="string">
            <text:p>97 KW / art. 19 ust. 3 PRD</text:p>
          </table:table-cell>
          <table:table-cell table:number-columns-repeated="3"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3">
          <table:table-cell table:style-name="ce1" office:value-type="string" calcext:value-type="string">
            <text:p>Zawracanie w warunkach, w których mogłoby to zagrażać bezpieczeństwu ruchu lub ruch ten utrudnić</text:p>
          </table:table-cell>
          <table:table-cell table:style-name="ce1" office:value-type="string" calcext:value-type="string">
            <text:p>97 KW / art. 22 ust. 6 pkt 4 PRD</text:p>
          </table:table-cell>
          <table:table-cell table:style-name="ce1" office:value-type="string" calcext:value-type="string">
            <text:p>200 – 4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3">
          <table:table-cell table:style-name="ce1" office:value-type="string" calcext:value-type="string">
            <text:p>Zawracanie w tunelach, na mostach i wiaduktach oraz na drogach jednokierunkowych</text:p>
          </table:table-cell>
          <table:table-cell table:style-name="ce1" office:value-type="string" calcext:value-type="string">
            <text:p>97 KW / art. 22 ust. 6 pkt 1 PRD</text:p>
          </table:table-cell>
          <table:table-cell table:number-columns-repeated="3" table:style-name="ce1" office:value-type="float" office:value="200" calcext:value-type="float">
            <text:p>20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4">
          <table:table-cell table:style-name="ce1" office:value-type="string" calcext:value-type="string">
            <text:p>Utrudnianie lub tamowanie ruchu poprzez niesygnalizowanie lub błędne sygnalizowanie manewru</text:p>
          </table:table-cell>
          <table:table-cell table:style-name="ce1" office:value-type="string" calcext:value-type="string">
            <text:p>97 KW / art. 22 ust. 5 PRD</text:p>
          </table:table-cell>
          <table:table-cell table:number-columns-repeated="3" table:style-name="ce1" office:value-type="float" office:value="200" calcext:value-type="float">
            <text:p>20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4">
          <table:table-cell table:style-name="ce1" office:value-type="string" calcext:value-type="string">
            <text:p>Nieodpowiednie ustawienie pojazdu na jezdni przed skręceniem</text:p>
          </table:table-cell>
          <table:table-cell table:style-name="ce1" office:value-type="string" calcext:value-type="string">
            <text:p>97 KW / art. 22 ust. 2 PRD</text:p>
          </table:table-cell>
          <table:table-cell table:number-columns-repeated="3"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Nieustąpienie pierwszeństwa przez kierującego pojazdem zmieniającego zajmowany pas ruchu</text:p>
          </table:table-cell>
          <table:table-cell table:style-name="ce1" office:value-type="string" calcext:value-type="string">
            <text:p>97 KW / art. 22 ust. 4 PRD</text:p>
          </table:table-cell>
          <table:table-cell table:style-name="ce1" office:value-type="string" calcext:value-type="string">
            <text:p>20 – 3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3">
          <table:table-cell table:style-name="ce1" office:value-type="string" calcext:value-type="string">
            <text:p>Omijanie pojazdu sygnalizującego zamiar skręcenia w lewo z jego lewej strony</text:p>
          </table:table-cell>
          <table:table-cell table:style-name="ce1" office:value-type="string" calcext:value-type="string">
            <text:p>97 KW / art. 23 ust. 1 pkt 2 PRD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4">
          <table:table-cell table:style-name="ce1" office:value-type="string" calcext:value-type="string">
            <text:p>Naruszenie zakazów cofania w tunelach, na mostach i wiaduktach</text:p>
          </table:table-cell>
          <table:table-cell table:style-name="ce1" office:value-type="string" calcext:value-type="string">
            <text:p>97 KW / art. 23 ust. 2 PRD</text:p>
          </table:table-cell>
          <table:table-cell table:number-columns-repeated="3" table:style-name="ce1" office:value-type="float" office:value="200" calcext:value-type="float">
            <text:p>20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Naruszenie przez kierującego pojazdem mechanicznym zakazu wyprzedzania pojazdu</text:p>
          </table:table-cell>
          <table:table-cell table:style-name="ce1" office:value-type="string" calcext:value-type="string">
            <text:p>92b KW /:</text:p>
          </table:table-cell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8">
          <table:table-cell table:style-name="ce1" office:value-type="string" calcext:value-type="string">
            <text:p><text:span text:style-name="T1">Naruszenie przez kierującego pojazdem mechanicznym zakazu wyprzedzania pojazdu</text:span> silnikowego przy dojeżdżaniu do wierzchołka wzniesienia</text:p>
          </table:table-cell>
          <table:table-cell table:style-name="ce1" office:value-type="string" calcext:value-type="string">
            <text:p>art. 24 ust. 7 pkt 1 PRD</text:p>
          </table:table-cell>
          <table:table-cell table:style-name="ce1" office:value-type="string" calcext:value-type="string">
            <text:p>2000 /4000*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5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8 pkt.)</text:p>
          </table:table-cell>
        </table:table-row>
        <table:table-row table:style-name="ro4">
          <table:table-cell table:style-name="ce1" office:value-type="string" calcext:value-type="string">
            <text:p><text:span text:style-name="T1">Naruszenie przez kierującego pojazdem mechanicznym zakazu wyprzedzania pojazdu</text:span> silnikowego na zakręcie oznaczonym znakami ostrzegawczymi</text:p>
          </table:table-cell>
          <table:table-cell table:style-name="ce1" office:value-type="string" calcext:value-type="string">
            <text:p>art. 24 ust. 7 pkt 2 PRD</text:p>
          </table:table-cell>
          <table:table-cell table:style-name="ce1" office:value-type="string" calcext:value-type="string">
            <text:p>1000 /2000*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5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8 pkt.)</text:p>
          </table:table-cell>
        </table:table-row>
        <table:table-row table:style-name="ro4">
          <table:table-cell table:style-name="ce1" office:value-type="string" calcext:value-type="string">
            <text:p><text:span text:style-name="T1">Naruszenie przez kierującego pojazdem mechanicznym zakazu wyprzedzania pojazdu</text:span> silnikowego na skrzyżowaniu, z wyjątkiem skrzyżowania o ruchu okrężnym lub na którym ruch jest kierowany</text:p>
          </table:table-cell>
          <table:table-cell table:style-name="ce1" office:value-type="string" calcext:value-type="string">
            <text:p>art. 24 ust. 7 pkt 3 PRD</text:p>
          </table:table-cell>
          <table:table-cell table:style-name="ce1" office:value-type="string" calcext:value-type="string">
            <text:p>1000 /2000*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5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8 pkt.)</text:p>
          </table:table-cell>
        </table:table-row>
        <table:table-row table:style-name="ro4">
          <table:table-cell table:style-name="ce1" office:value-type="string" calcext:value-type="string">
            <text:p><text:span text:style-name="T1">Naruszenie przez kierującego pojazdem mechanicznym zakazu wyprzedzania pojazdu</text:span> uprzywilejowanego na obszarze zabudowanym</text:p>
          </table:table-cell>
          <table:table-cell table:style-name="ce1" office:value-type="string" calcext:value-type="string">
            <text:p>art. 24 ust. 11 PRD</text:p>
          </table:table-cell>
          <table:table-cell table:style-name="ce1" office:value-type="string" calcext:value-type="string">
            <text:p>1000 /2000*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6 pkt.)</text:p>
          </table:table-cell>
        </table:table-row>
        <table:table-row table:style-name="ro4">
          <table:table-cell table:style-name="ce1" office:value-type="string" calcext:value-type="string">
            <text:p><text:span text:style-name="T1">Naruszenie przez kierującego pojazdem mechanicznym zakazu wyprzedzania pojazdu</text:span> na przejeździe dla rowerzystów i bezpośrednio przed nim, z wyjątkiem przejazdu, na którym ruch jest kierowany</text:p>
          </table:table-cell>
          <table:table-cell table:style-name="ce1" office:value-type="string" calcext:value-type="string">
            <text:p>art. 27 ust.4 PRD</text:p>
          </table:table-cell>
          <table:table-cell table:style-name="ce1" office:value-type="string" calcext:value-type="string">
            <text:p>1000 /2000*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0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15 pkt.)</text:p>
          </table:table-cell>
        </table:table-row>
        <table:table-row table:style-name="ro4">
          <table:table-cell table:style-name="ce1" office:value-type="string" calcext:value-type="string">
            <text:p><text:span text:style-name="T1">Naruszenie przez kierującego pojazdem mechanicznym zakazu wyprzedzania pojazdu</text:span> na przejeździe kolejowym i bezpośrednio przed nim</text:p>
          </table:table-cell>
          <table:table-cell table:style-name="ce1" office:value-type="string" calcext:value-type="string">
            <text:p>art. 28 ust. 3 pkt PRD</text:p>
          </table:table-cell>
          <table:table-cell table:style-name="ce1" office:value-type="string" calcext:value-type="string">
            <text:p>1000 /2000*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5 pk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8 pkt.)</text:p>
          </table:table-cell>
        </table:table-row>
        <table:table-row table:style-name="ro4">
          <table:table-cell table:style-name="ce1" office:value-type="string" calcext:value-type="string">
            <text:p><text:span text:style-name="T1">Naruszenie przez kierującego pojazdem mechanicznym zakazu wyprzedzania pojazdu </text:span>przy przejeżdżaniu przez tory tramwajowe lub bezpośrednio przed nimi, z wyjątkiem skrzyżowania lub przejazdu tramwajowego, na którym ruch jest kierowany</text:p>
          </table:table-cell>
          <table:table-cell table:style-name="ce1" office:value-type="string" calcext:value-type="string">
            <text:p>art. 28 ust. 6 PRD</text:p>
          </table:table-cell>
          <table:table-cell table:style-name="ce1" office:value-type="string" calcext:value-type="string">
            <text:p>1000 /2000*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5 pk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8 pkt.)</text:p>
          </table:table-cell>
        </table:table-row>
        <table:table-row table:style-name="ro6">
          <table:table-cell table:style-name="ce1" office:value-type="string" calcext:value-type="string">
            <text:p><text:span text:style-name="T1">Naruszenie przez kierującego pojazdem mechanicznym zakazu wyprzedzania pojazdu</text:span> określonego znakiem drogowym</text:p>
          </table:table-cell>
          <table:table-cell table:style-name="ce1" office:value-type="string" calcext:value-type="string">
            <text:p>§ 23 ust. 1-3 Rozp. w spr. znaków i sygnałów drogowych</text:p>
          </table:table-cell>
          <table:table-cell table:style-name="ce1" office:value-type="string" calcext:value-type="string">
            <text:p>1000 /2000*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5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8 pkt.)</text:p>
          </table:table-cell>
        </table:table-row>
        <table:table-row table:style-name="ro4">
          <table:table-cell table:style-name="ce1" office:value-type="string" calcext:value-type="string">
            <text:p>Wyprzedzanie bez zachowania bezpiecznego odstępu od wyprzedzanego pojazdu lub uczestnika ruchu</text:p>
          </table:table-cell>
          <table:table-cell table:style-name="ce1" office:value-type="string" calcext:value-type="string">
            <text:p>97 KW / art. 24 ust. 2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Wyprzedzanie pojazdu z niewłaściwej strony</text:p>
          </table:table-cell>
          <table:table-cell table:style-name="ce1" office:value-type="string" calcext:value-type="string">
            <text:p>92b KW / art. 24 ust. 3–5 PRD</text:p>
          </table:table-cell>
          <table:table-cell table:style-name="ce1" office:value-type="string" calcext:value-type="string">
            <text:p>1000 /2000*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6 pkt.)</text:p>
          </table:table-cell>
        </table:table-row>
        <table:table-row table:style-name="ro4">
          <table:table-cell table:style-name="ce1" office:value-type="string" calcext:value-type="string">
            <text:p>Zwiększanie prędkości przez kierującego pojazdem wyprzedzanym</text:p>
          </table:table-cell>
          <table:table-cell table:style-name="ce1" office:value-type="string" calcext:value-type="string">
            <text:p>97 KW / art. 24 ust. 6 PRD</text:p>
          </table:table-cell>
          <table:table-cell table:style-name="ce1" office:value-type="float" office:value="350" calcext:value-type="float">
            <text:p>3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6 pkt.)</text:p>
          </table:table-cell>
        </table:table-row>
        <table:table-row table:style-name="ro4">
          <table:table-cell table:style-name="ce1" office:value-type="string" calcext:value-type="string">
            <text:p>Niestosowanie się przez kierującego pojazdem wolnobieżnym, ciągnikiem rolniczym lub pojazdem bez silnika do obowiązku zjechania jak najbardziej na prawo w celu ułatwienia wyprzedzenia</text:p>
          </table:table-cell>
          <table:table-cell table:style-name="ce1" office:value-type="string" calcext:value-type="string">
            <text:p>97 KW / art. 24 ust. 6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YKROCZENIE</text:p>
          </table:table-cell>
          <table:table-cell table:style-name="ce1" office:value-type="string" calcext:value-type="string">
            <text:p>ARTUKUŁ</text:p>
          </table:table-cell>
          <table:table-cell table:style-name="ce1" office:value-type="string" calcext:value-type="string">
            <text:p>KWOTA</text:p>
          </table:table-cell>
          <table:table-cell table:style-name="ce1" table:number-columns-repeated="2"/>
          <table:table-cell table:style-name="ce1" office:value-type="string" calcext:value-type="string">
            <text:p>PUNKTY</text:p>
          </table:table-cell>
        </table:table-row>
        <table:table-row table:style-name="ro3">
          <table:table-cell table:style-name="ce1" office:value-type="string" calcext:value-type="string">
            <text:p>Naruszenie przez kierującego zakazu wjeżdżania na skrzyżowanie, jeśli na skrzyżowaniu lub za nim nie ma miejsca do kontynuowania jazdy</text:p>
          </table:table-cell>
          <table:table-cell table:style-name="ce1" office:value-type="string" calcext:value-type="string">
            <text:p>art. 97 KW / art. 25 ust. 4 pkt 1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3">
          <table:table-cell table:style-name="ce1" office:value-type="string" calcext:value-type="string">
            <text:p>Naruszenie przez kierującego pojazdem zakazu objeżdżania opuszczonych zapór lub półzapór oraz wjeżdżania na przejazd, jeśli opuszczanie ich zostało rozpoczęte lub podnoszenie ich nie zostało zakończone</text:p>
          </table:table-cell>
          <table:table-cell table:style-name="ce1" office:value-type="string" calcext:value-type="string">
            <text:p>97a pkt 1 KW / art. 28 ust. 3 pkt 1 PRD</text:p>
          </table:table-cell>
          <table:table-cell table:style-name="ce1" office:value-type="string" calcext:value-type="string">
            <text:p>2000 /4000*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4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10 pkt.)</text:p>
          </table:table-cell>
        </table:table-row>
        <table:table-row table:style-name="ro9">
          <table:table-cell table:style-name="ce1" office:value-type="string" calcext:value-type="string">
            <text:p>Naruszenie przez kierującego pojazdem na przejeździe kolejowym zakazu wjazdu za sygnalizator przy sygnale czerwonym, czerwonym migającym lub dwóch na przemian migających sygnałach czerwonych, lub za inne urządzenie nadające te sygnały</text:p>
          </table:table-cell>
          <table:table-cell table:style-name="ce1" office:value-type="string" calcext:value-type="string">
            <text:p>97a pkt 1 KW / § 98 ust. 5 Rozp. w spr. znaków i sygnałów drogowych</text:p>
          </table:table-cell>
          <table:table-cell table:style-name="ce1" office:value-type="string" calcext:value-type="string">
            <text:p>2000 /4000*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6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8 pkt.)</text:p>
          </table:table-cell>
        </table:table-row>
        <table:table-row table:style-name="ro3">
          <table:table-cell table:style-name="ce1" office:value-type="string" calcext:value-type="string">
            <text:p>Naruszenie przez kierującego pojazdem zakazu wjeżdżania na przejazd kolejowy, jeśli po jego drugiej stronie nie ma miejsca do kontynuowania jazdy</text:p>
          </table:table-cell>
          <table:table-cell table:style-name="ce1" office:value-type="string" calcext:value-type="string">
            <text:p>97a pkt 2 KW / art. 28 ust. 3 pkt 2 PRD</text:p>
          </table:table-cell>
          <table:table-cell table:style-name="ce1" office:value-type="string" calcext:value-type="string">
            <text:p>2000 /4000*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4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10 pkt.)</text:p>
          </table:table-cell>
        </table:table-row>
        <table:table-row table:style-name="ro2">
          <table:table-cell table:style-name="ce1" office:value-type="string" calcext:value-type="string">
            <text:p>Naruszenie zakazu wjeżdżania na przejazd tramwajowy, jeśli po jego drugiej stronie nie ma miejsca do kontynuowania jazdy, przez kierującego pojazdem:</text:p>
          </table:table-cell>
          <table:table-cell table:style-name="ce1" office:value-type="string" calcext:value-type="string">
            <text:p>97 KW / art. 28 ust. 6 w zw. z ust. 3 pkt 2 PRD</text:p>
          </table:table-cell>
          <table:table-cell table:style-name="ce1" office:value-type="string" calcext:value-type="string">
            <text:p>1) 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1) mechanicznym</text:p>
          </table:table-cell>
          <table:table-cell/>
          <table:table-cell table:style-name="ce1" office:value-type="string" calcext:value-type="string">
            <text:p>2) 100</text:p>
          </table:table-cell>
          <table:table-cell table:style-name="ce1" table:number-columns-repeated="2"/>
          <table:table-cell table:style-name="ce1" office:value-type="string" calcext:value-type="string">
            <text:p>4 pkt.</text:p>
          </table:table-cell>
        </table:table-row>
        <table:table-row table:style-name="ro4">
          <table:table-cell table:style-name="ce1" office:value-type="string" calcext:value-type="string">
            <text:p>2) innym niż mechaniczny</text:p>
          </table:table-cell>
          <table:table-cell/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(od 09.2022r. 10 pkt.)</text:p>
          </table:table-cell>
        </table:table-row>
        <table:table-row table:style-name="ro3">
          <table:table-cell table:style-name="ce1" office:value-type="string" calcext:value-type="string">
            <text:p>Omijanie pojazdu oczekującego na otwarcie ruchu przez przejazd kolejowy (tramwajowy) w sytuacji, w której wymagało to wjechania na część jezdni przeznaczoną dla przeciwnego kierunku ruchu</text:p>
          </table:table-cell>
          <table:table-cell table:style-name="ce1" office:value-type="string" calcext:value-type="string">
            <text:p>97 KW / art. 28 ust. 3 pkt 4 lub ust. 6 PRD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2">
          <table:table-cell table:style-name="ce1" office:value-type="string" calcext:value-type="string">
            <text:p>Naruszenie obowiązku usunięcia pojazdu unieruchomionego na przejeździe kolejowym (tramwajowym) lub ostrzegania kierujących pojazdami szynowymi w sytuacji, w której usunięcie pojazdu nie było możliwe</text:p>
          </table:table-cell>
          <table:table-cell table:style-name="ce1" office:value-type="string" calcext:value-type="string">
            <text:p>90 lub art. 97 KW / art. 28 ust. 4 lub ust. 6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YKROCZENIE</text:p>
          </table:table-cell>
          <table:table-cell table:style-name="ce1" office:value-type="string" calcext:value-type="string">
            <text:p>ARTYKUŁ</text:p>
          </table:table-cell>
          <table:table-cell table:style-name="ce1" office:value-type="string" calcext:value-type="string">
            <text:p>KWOTA</text:p>
          </table:table-cell>
          <table:table-cell table:style-name="ce1" table:number-columns-repeated="2"/>
          <table:table-cell table:style-name="ce1" office:value-type="string" calcext:value-type="string">
            <text:p>PUNKTY</text:p>
          </table:table-cell>
        </table:table-row>
        <table:table-row table:style-name="ro2">
          <table:table-cell table:style-name="ce1" office:value-type="string" calcext:value-type="string">
            <text:p>Niewłączenie przez kierującego pojazdem wymaganych świateł w czasie jazdy w warunkach zmniejszonej przejrzystości powietrza</text:p>
          </table:table-cell>
          <table:table-cell table:style-name="ce1" office:value-type="string" calcext:value-type="string">
            <text:p>88 KW / art. 30 ust. 1 pkt 1 lit. a lub pkt 2 lit. a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3">
          <table:table-cell table:style-name="ce1" office:value-type="string" calcext:value-type="string">
            <text:p>Naruszenie przez kierującego pojazdem innym niż silnikowy zakazu wyprzedzania innych pojazdów w czasie jazdy w warunkach zmniejszonej przejrzystości powietrza oraz obowiązku korzystania z pobocza drogi, a jeżeli nie jest to możliwe – to jazdy jak najbliżej krawędzi jezdni</text:p>
          </table:table-cell>
          <table:table-cell table:style-name="ce1" office:value-type="string" calcext:value-type="string">
            <text:p>97 KW / art. 30 ust. 1 pkt 2 lit. b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–</text:p>
          </table:table-cell>
        </table:table-row>
        <table:table-row table:style-name="ro3">
          <table:table-cell table:style-name="ce1" office:value-type="string" calcext:value-type="string">
            <text:p>Nadużywanie sygnałów dźwiękowych lub świetlnych</text:p>
          </table:table-cell>
          <table:table-cell table:style-name="ce1" office:value-type="string" calcext:value-type="string">
            <text:p>97 KW / art. 29 ust. 2 pkt 1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Używanie sygnałów dźwiękowych na obszarze zabudowanym</text:p>
          </table:table-cell>
          <table:table-cell table:style-name="ce1" office:value-type="string" calcext:value-type="string">
            <text:p>97 KW / art. 29 ust. 2 pkt 2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Używanie tylnych świateł przeciwmgłowych przy normalnej przejrzystości powietrza</text:p>
          </table:table-cell>
          <table:table-cell table:style-name="ce1" office:value-type="string" calcext:value-type="string">
            <text:p>97 KW / art. 30 ust. 3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YKROCZENIE</text:p>
          </table:table-cell>
          <table:table-cell table:style-name="ce1" office:value-type="string" calcext:value-type="string">
            <text:p>ARTYKUŁ</text:p>
          </table:table-cell>
          <table:table-cell table:style-name="ce1" office:value-type="string" calcext:value-type="string">
            <text:p>KWOTA</text:p>
          </table:table-cell>
          <table:table-cell table:style-name="ce1" table:number-columns-repeated="2"/>
          <table:table-cell table:style-name="ce1" office:value-type="string" calcext:value-type="string">
            <text:p>PUNKTY</text:p>
          </table:table-cell>
        </table:table-row>
        <table:table-row table:style-name="ro3">
          <table:table-cell table:style-name="ce1" office:value-type="string" calcext:value-type="string">
            <text:p>Holowanie pojazdu, w którym znajduje się kierujący niemający wymaganych uprawnień do kierowania tym pojazdem</text:p>
          </table:table-cell>
          <table:table-cell table:style-name="ce1" office:value-type="string" calcext:value-type="string">
            <text:p>97 KW / art. 31 ust. 1 pkt 3 PRD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Holowanie pojazdu na połączeniu sztywnym, jeżeli nie jest sprawny co najmniej jeden układ hamulcowy, albo na połączeniu giętkim, jeżeli nie są sprawne dwa układy hamulcowe</text:p>
          </table:table-cell>
          <table:table-cell table:style-name="ce1" office:value-type="string" calcext:value-type="string">
            <text:p>97 KW / art. 31 ust. 1 pkt 6 PRD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Holowanie pojazdu o niesprawnym układzie kierowniczym lub niesprawnych hamulcach</text:p>
          </table:table-cell>
          <table:table-cell table:style-name="ce1" office:value-type="string" calcext:value-type="string">
            <text:p>97 KW / art. 31 ust. 2 pkt 1 PRD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Holowanie pojazdu na połączeniu giętkim, jeżeli w pojeździe tym działanie układu hamulcowego uzależnione jest od pracy silnika, a silnik jest unieruchomiony</text:p>
          </table:table-cell>
          <table:table-cell table:style-name="ce1" office:value-type="string" calcext:value-type="string">
            <text:p>97 KW / art. 31 ust. 2 pkt 2 PRD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Holowanie więcej niż jednego pojazdu, z wyjątkiem pojazdu członowego</text:p>
          </table:table-cell>
          <table:table-cell table:style-name="ce1" office:value-type="string" calcext:value-type="string">
            <text:p>97 KW / art. 31 ust. 2 pkt 3 PRD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Holowanie pojazdem z przyczepą (naczepą)</text:p>
          </table:table-cell>
          <table:table-cell table:style-name="ce1" office:value-type="string" calcext:value-type="string">
            <text:p>97 KW / art. 31 ust. 2 pkt 4 PRD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1">
          <table:table-cell table:style-name="ce1" office:value-type="string" calcext:value-type="string">
            <text:p>Naruszenie przez kierującego warunków holowania poprzez:</text:p>
          </table:table-cell>
          <table:table-cell table:style-name="ce1" office:value-type="string" calcext:value-type="string">
            <text:p>97 KW</text:p>
          </table:table-cell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1) niewłączenie w pojeździe holującym świateł mijania</text:p>
          </table:table-cell>
          <table:table-cell table:style-name="ce1" office:value-type="string" calcext:value-type="string">
            <text:p>31 ust. 1 pkt 2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2) nieprawidłowe połączenie pojazdu holowanego z holującym</text:p>
          </table:table-cell>
          <table:table-cell table:style-name="ce1" office:value-type="string" calcext:value-type="string">
            <text:p>31 ust. 1 pkt 4 PRD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3) brak oznaczenia lub niewłaściwe oznaczenie pojazdu holowanego</text:p>
          </table:table-cell>
          <table:table-cell table:style-name="ce1" office:value-type="string" calcext:value-type="string">
            <text:p>31 ust. 1 pkt 5 PRD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4) niezachowanie właściwej odległości między pojazdami holowanym a holującym</text:p>
          </table:table-cell>
          <table:table-cell table:style-name="ce1" office:value-type="string" calcext:value-type="string">
            <text:p>31 ust. 1 pkt 7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5) niewłaściwe oznakowanie połączenia między pojazdami (holu) albo brak takiego oznakowania</text:p>
          </table:table-cell>
          <table:table-cell table:style-name="ce1" office:value-type="string" calcext:value-type="string">
            <text:p>31 ust. 1 pkt 7 PRD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YKROCZENIE</text:p>
          </table:table-cell>
          <table:table-cell table:style-name="ce1" office:value-type="string" calcext:value-type="string">
            <text:p>ARTYKUŁ</text:p>
          </table:table-cell>
          <table:table-cell table:style-name="ce1" office:value-type="string" calcext:value-type="string">
            <text:p>KWOTA</text:p>
          </table:table-cell>
          <table:table-cell table:style-name="ce1" table:number-columns-repeated="2"/>
          <table:table-cell table:style-name="ce1" office:value-type="string" calcext:value-type="string">
            <text:p>PUNKTY</text:p>
          </table:table-cell>
        </table:table-row>
        <table:table-row table:style-name="ro10">
          <table:table-cell table:style-name="ce1" office:value-type="string" calcext:value-type="string">
            <text:p>Przejazdautostradą płatną lub jej odcinkiem w przypadku braku ważnego biletu autostradowego lub prawidłowo funkcjonującego urządzenia lub systemu zapewniających przekazywanie danych geolokalizacyjnych do Systemu Poboru Opłaty Elektronicznej KAS</text:p>
          </table:table-cell>
          <table:table-cell table:style-name="ce1" office:value-type="string" calcext:value-type="string">
            <text:p>37gi w zw. z 37a ust. 28 pkt 1 Ustawy o autostradach płatnych oraz o Krajowym Funduszu Drogowym *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11">
          <table:table-cell table:style-name="ce1" office:value-type="string" calcext:value-type="string">
            <text:p>Przejazd autostradą płatną lub jej odcinkiem pojazdem:</text:p>
          </table:table-cell>
          <table:table-cell table:style-name="ce1" office:value-type="string" calcext:value-type="string">
            <text:p>37gj. ust. 1 Ustawy o autostradach płatnych oraz o Krajowym Funduszu Drogowym *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1. którego tablice rejestracyjne są zakryte lub ozdobione lub</text:p>
          </table:table-cell>
          <table:table-cell table:number-columns-repeated="4"/>
          <table:table-cell table:style-name="ce1" office:value-type="string" calcext:value-type="string">
            <text:p>0 pkt.</text:p>
          </table:table-cell>
        </table:table-row>
        <table:table-row table:style-name="ro1">
          <table:table-cell table:style-name="ce1" office:value-type="string" calcext:value-type="string">
            <text:p>2. który ma z przodu lub z tyłu pojazdu znaki, napisy lub przedmioty, które ograniczają czytelność tych tablic, lub</text:p>
          </table:table-cell>
          <table:table-cell table:number-columns-repeated="4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3. którego tablice rejestracyjne są umieszczone na pojeździe w innych miejscach niż konstrukcyjnie do tego przeznaczone</text:p>
          </table:table-cell>
          <table:table-cell table:number-columns-repeated="4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number-columns-repeated="4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w powyższych przypadkach na kierującego nie nakłada się kary grzywny za wykroczenie określone w art. 97 KW w związku z art. 60 ust. 1 pkt 2, 3 i 3a PoRD</text:p>
          </table:table-cell>
          <table:table-cell table:number-columns-repeated="4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Niezachowanie przez kierującego pojazdem wymaganego minimalnego odstępu między pojazdem, którym kieruje, a pojazdem jadącym przed nim na tym samym pasie ruchu</text:p>
          </table:table-cell>
          <table:table-cell table:style-name="ce1" office:value-type="string" calcext:value-type="string">
            <text:p>97 KW / art. 19 ust. 3a PRD</text:p>
          </table:table-cell>
          <table:table-cell table:style-name="ce1" office:value-type="string" calcext:value-type="string">
            <text:p>300-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12">
          <table:table-cell table:style-name="ce1" office:value-type="string" calcext:value-type="string">
            <text:p>Jazda autostradą lub drogą ekspresową w kierunku przeciwnym niż wynikający z ustawy lub znaków drogowych</text:p>
          </table:table-cell>
          <table:table-cell table:style-name="ce1" office:value-type="string" calcext:value-type="string">
            <text:p>97 lub 92 § 1 KW / art. 16 ust. 2, art. 22 ust. 6 pkt 2 lub 3 lub § 17 ust. 1 Rozp. w spr. znaków i sygnałów drogowych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Cofanie na autostradzie lub drodze ekspresowej</text:p>
          </table:table-cell>
          <table:table-cell table:style-name="ce1" office:value-type="string" calcext:value-type="string">
            <text:p>97 KW / art. 23 ust. 2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5 pkt.)</text:p>
          </table:table-cell>
        </table:table-row>
        <table:table-row table:style-name="ro3">
          <table:table-cell table:style-name="ce1" office:value-type="string" calcext:value-type="string">
            <text:p>Wjazd na autostradę lub drogę ekspresową pojazdem, dla ruchu którego drogi te nie są przeznaczone</text:p>
          </table:table-cell>
          <table:table-cell table:style-name="ce1" office:value-type="string" calcext:value-type="string">
            <text:p>97 KW / art. 45 ust. 1 pkt 4 PRD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Zatrzymanie lub postój pojazdu na autostradzie lub drodze ekspresowej w innych miejscach niż wyznaczone w tym celu</text:p>
          </table:table-cell>
          <table:table-cell table:style-name="ce1" office:value-type="string" calcext:value-type="string">
            <text:p>97 KW / art. 49 ust. 3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style-name="ce1" office:value-type="string" calcext:value-type="string">
            <text:p>Nieusunięcie z jezdni pojazdu unieruchomionego z przyczyn technicznych oraz nieostrzeganie innych uczestników ruchu</text:p>
          </table:table-cell>
          <table:table-cell table:style-name="ce1" office:value-type="string" calcext:value-type="string">
            <text:p>97 KW / art. 49 ust. 3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2">
          <table:table-cell table:style-name="ce1" office:value-type="string" calcext:value-type="string">
            <text:p>Niesygnalizowanie lub niewłaściwe sygnalizowanie postoju pojazdu silnikowego z powodu uszkodzenia lub wypadku na autostradzie lub drodze ekspresowej</text:p>
          </table:table-cell>
          <table:table-cell table:style-name="ce1" office:value-type="string" calcext:value-type="string">
            <text:p>97 KW / art. 50 ust. 1 pkt 1 lub ust. 2 pkt 1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number-columns-repeated="6"/>
        </table:table-row>
        <table:table-row table:style-name="ro4">
          <table:table-cell table:style-name="ce1" office:value-type="string" calcext:value-type="string">
            <text:p>WYKROCZENIE</text:p>
          </table:table-cell>
          <table:table-cell table:style-name="ce1" office:value-type="string" calcext:value-type="string">
            <text:p>ARTYKUŁ</text:p>
          </table:table-cell>
          <table:table-cell table:style-name="ce1" office:value-type="string" calcext:value-type="string">
            <text:p>KWOTA</text:p>
          </table:table-cell>
          <table:table-cell table:style-name="ce1" table:number-columns-repeated="2"/>
          <table:table-cell table:style-name="ce1" office:value-type="string" calcext:value-type="string">
            <text:p>KOD I PUNKTY</text:p>
          </table:table-cell>
        </table:table-row>
        <table:table-row table:style-name="ro4">
          <table:table-cell table:style-name="ce1" office:value-type="string" calcext:value-type="string">
            <text:p>Zatrzymanie lub postój pojazdu w warunkach, w których nie jest on z dostatecznej odległości widoczny dla innych kierujących lub powoduje utrudnienie ruchu</text:p>
          </table:table-cell>
          <table:table-cell table:style-name="ce1" office:value-type="string" calcext:value-type="string">
            <text:p>97 KW / art. 46 ust. 1 PRD</text:p>
          </table:table-cell>
          <table:table-cell table:style-name="ce1" office:value-type="string" calcext:value-type="string">
            <text:p>100 – 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4">
          <table:table-cell table:style-name="ce1" office:value-type="string" calcext:value-type="string">
            <text:p>Niezachowanie wymaganego odstępu za poprzedzającym pojazdem przez kierującego pojazdem w tunelu, podczas zatrzymania wynikającego z warunków lub przepisów ruchu drogowego</text:p>
          </table:table-cell>
          <table:table-cell table:style-name="ce1" office:value-type="string" calcext:value-type="string">
            <text:p>97 KW / art. 47a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1">
          <table:table-cell table:style-name="ce1" office:value-type="string" calcext:value-type="string">
            <text:p>Zatrzymywanie pojazdu:</text:p>
          </table:table-cell>
          <table:table-cell table:style-name="ce1" office:value-type="string" calcext:value-type="string">
            <text:p>97 KW</text:p>
          </table:table-cell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1) na przejeździe kolejowym lub tramwajowym, na skrzyżowaniu oraz w odległości mniejszej niż 10 m od przejazdu lub skrzyżowania</text:p>
          </table:table-cell>
          <table:table-cell table:style-name="ce1" office:value-type="string" calcext:value-type="string">
            <text:p>49 ust. 1 pkt 1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4">
          <table:table-cell table:style-name="ce1" office:value-type="string" calcext:value-type="string">
            <text:p>2) na przejściu dla pieszych lub na przejeździe dla rowerzystów oraz w odległości mniejszej niż 10 m przed tym przejściem lub przejazdem, a na drodze dwukierunkowej o dwóch pasach ruchu – także za nimi</text:p>
          </table:table-cell>
          <table:table-cell table:style-name="ce1" office:value-type="string" calcext:value-type="string">
            <text:p>49 ust. 1 pkt 2 PRD</text:p>
          </table:table-cell>
          <table:table-cell table:style-name="ce1" office:value-type="string" calcext:value-type="string">
            <text:p>100 – 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4">
          <table:table-cell table:style-name="ce1" office:value-type="string" calcext:value-type="string">
            <text:p>3) w tunelu, na moście lub na wiadukcie</text:p>
          </table:table-cell>
          <table:table-cell table:style-name="ce1" office:value-type="string" calcext:value-type="string">
            <text:p>49 ust. 1 pkt 3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4">
          <table:table-cell table:style-name="ce1" office:value-type="string" calcext:value-type="string">
            <text:p>4) na jezdni wzdłuż linii ciągłej oraz w pobliżu jej punktów krańcowych, jeżeli kierujący pojazdami wielośladowymi są zmuszeni do najeżdżania na tę linię</text:p>
          </table:table-cell>
          <table:table-cell table:style-name="ce1" office:value-type="string" calcext:value-type="string">
            <text:p>49 ust. 1 pkt 4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4">
          <table:table-cell table:style-name="ce1" office:value-type="string" calcext:value-type="string">
            <text:p>5) na jezdni obok linii przerywanej wyznaczającej krawędź jezdni oraz na jezdni lub na poboczu obok linii ciągłej wyznaczającej krawędź jezdni</text:p>
          </table:table-cell>
          <table:table-cell table:style-name="ce1" office:value-type="string" calcext:value-type="string">
            <text:p>49 ust. 1 pkt 5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4">
          <table:table-cell table:style-name="ce1" office:value-type="string" calcext:value-type="string">
            <text:p>6) w odległości mniejszej niż 10 m od przedniej strony znaku lub sygnału drogowego, jeżeli pojazd je zasłania</text:p>
          </table:table-cell>
          <table:table-cell table:style-name="ce1" office:value-type="string" calcext:value-type="string">
            <text:p>49 ust. 1 pkt 6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4">
          <table:table-cell table:style-name="ce1" office:value-type="string" calcext:value-type="string">
            <text:p>7) przy lewej krawędzi jezdni</text:p>
          </table:table-cell>
          <table:table-cell table:style-name="ce1" office:value-type="string" calcext:value-type="string">
            <text:p>49 ust. 1 pkt 7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4">
          <table:table-cell table:style-name="ce1" office:value-type="string" calcext:value-type="string">
            <text:p>8) na pasie między jezdniami</text:p>
          </table:table-cell>
          <table:table-cell table:style-name="ce1" office:value-type="string" calcext:value-type="string">
            <text:p>49 ust. 1 pkt 8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4">
          <table:table-cell table:style-name="ce1" office:value-type="string" calcext:value-type="string">
            <text:p>9) w odległości mniejszej niż 15 m od słupka lub tablicy oznaczającej przystanek, a na przystanku z zatoką – na całej jej długości</text:p>
          </table:table-cell>
          <table:table-cell table:style-name="ce1" office:value-type="string" calcext:value-type="string">
            <text:p>49 ust. 1 pkt 9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4">
          <table:table-cell table:style-name="ce1" office:value-type="string" calcext:value-type="string">
            <text:p>10) w odległości mniejszej niż 15 m od punktów krańcowych wysepki, jeżeli jezdnia z prawej jej strony ma tylko jeden pas ruchu</text:p>
          </table:table-cell>
          <table:table-cell table:style-name="ce1" office:value-type="string" calcext:value-type="string">
            <text:p>49 ust. 1 pkt 10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3">
          <table:table-cell table:style-name="ce1" office:value-type="string" calcext:value-type="string">
            <text:p>11) na drodze dla rowerów, pasie ruchu dla rowerów lub w śluzie rowerowej, z wyjątkiem roweru</text:p>
          </table:table-cell>
          <table:table-cell table:style-name="ce1" office:value-type="string" calcext:value-type="string">
            <text:p>97 KW / art. 49 ust. 1 pkt 11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6">
          <table:table-cell table:style-name="ce1" office:value-type="string" calcext:value-type="string">
            <text:p>Brak sygnalizowania lub niewłaściwe sygnalizowanie postoju pojazdu z powodu uszkodzenia lub wypadku</text:p>
          </table:table-cell>
          <table:table-cell table:style-name="ce1" office:value-type="string" calcext:value-type="string">
            <text:p>84 lub 91 KW / art. 50 ust. 1 pkt 2 lub ust. 2 pkt 2 PRD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4">
          <table:table-cell table:style-name="ce1" office:value-type="string" calcext:value-type="string">
            <text:p>Naruszenie warunków dopuszczalności zatrzymania lub postoju pojazdu na chodniku</text:p>
          </table:table-cell>
          <table:table-cell table:style-name="ce1" office:value-type="string" calcext:value-type="string">
            <text:p>97 KW / art. 47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4">
          <table:table-cell table:style-name="ce1" office:value-type="string" calcext:value-type="string">
            <text:p>Naruszenie obowiązku zatrzymania pojazdu na jezdni jak najbliżej jej krawędzi i równolegle do niej</text:p>
          </table:table-cell>
          <table:table-cell table:style-name="ce1" office:value-type="string" calcext:value-type="string">
            <text:p>97 KW / art. 46 ust. 2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4">
          <table:table-cell table:style-name="ce1" office:value-type="string" calcext:value-type="string">
            <text:p>Naruszenie obowiązku umieszczania pojazdu (z wyjątkiem pojazdu zaprzęgowego) poza jezdnią w czasie postoju na drodze poza obszarem zabudowanym</text:p>
          </table:table-cell>
          <table:table-cell table:style-name="ce1" office:value-type="string" calcext:value-type="string">
            <text:p>97 KW / art. 46 ust. 3 PRD</text:p>
          </table:table-cell>
          <table:table-cell table:style-name="ce1" office:value-type="string" calcext:value-type="string">
            <text:p>150 – 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3">
          <table:table-cell table:style-name="ce1" office:value-type="string" calcext:value-type="string">
            <text:p>Naruszenie zakazu postoju w miejscach utrudniających wjazd lub wyjazd</text:p>
          </table:table-cell>
          <table:table-cell table:style-name="ce1" office:value-type="string" calcext:value-type="string">
            <text:p>97 KW / art. 49 ust. 2 pkt 1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3">
          <table:table-cell table:style-name="ce1" office:value-type="string" calcext:value-type="string">
            <text:p>Naruszenie zakazu postoju w miejscach utrudniających dostęp do innego prawidłowo zaparkowanego pojazdu lub wyjazd tego pojazdu</text:p>
          </table:table-cell>
          <table:table-cell table:style-name="ce1" office:value-type="string" calcext:value-type="string">
            <text:p>97 KW / art. 49 ust. 2 pkt 2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3">
          <table:table-cell table:style-name="ce1" office:value-type="string" calcext:value-type="string">
            <text:p>Naruszenie zakazu postoju przed lub za przejazdem kolejowym na odcinku od przejazdu do słupka wskaźnikowego z jedną kreską</text:p>
          </table:table-cell>
          <table:table-cell table:style-name="ce1" office:value-type="string" calcext:value-type="string">
            <text:p>97 KW / art. 49 ust. 2 pkt 3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3">
          <table:table-cell table:style-name="ce1" office:value-type="string" calcext:value-type="string">
            <text:p>Naruszenie zakazu postoju w strefie zamieszkania w miejscach innych niż wyznaczone</text:p>
          </table:table-cell>
          <table:table-cell table:style-name="ce1" office:value-type="string" calcext:value-type="string">
            <text:p>97 KW / art. 49 ust. 2 pkt 4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3">
          <table:table-cell table:style-name="ce1" office:value-type="string" calcext:value-type="string">
            <text:p>Naruszenie zakazu postoju na obszarze zabudowanym pojazdu lub zespołu pojazdów o dopuszczalnej masie całkowitej przekraczającej 16 ton lub o długości przekraczającej 12 m</text:p>
          </table:table-cell>
          <table:table-cell table:style-name="ce1" office:value-type="string" calcext:value-type="string">
            <text:p>97 KW / art. 49 ust. 2 pkt 5 PRD</text:p>
          </table:table-cell>
          <table:table-cell table:style-name="ce1" office:value-type="string" calcext:value-type="string">
            <text:p>200 – 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2 pkt.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YKROCZENIE</text:p>
          </table:table-cell>
          <table:table-cell table:style-name="ce1" office:value-type="string" calcext:value-type="string">
            <text:p>ARTYKUŁ</text:p>
          </table:table-cell>
          <table:table-cell table:style-name="ce1" office:value-type="string" calcext:value-type="string">
            <text:p>KWOTA</text:p>
          </table:table-cell>
          <table:table-cell table:style-name="ce1" table:number-columns-repeated="2"/>
          <table:table-cell table:style-name="ce1" office:value-type="string" calcext:value-type="string">
            <text:p>PUNKTY</text:p>
          </table:table-cell>
        </table:table-row>
        <table:table-row table:style-name="ro1">
          <table:table-cell table:number-columns-repeated="3"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Jazda bez wymaganych świateł od zmierzchu do świtu</text:p>
          </table:table-cell>
          <table:table-cell table:style-name="ce1" office:value-type="string" calcext:value-type="string">
            <text:p>88 KW / art. 51 ust. 1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4 pkt.</text:p>
          </table:table-cell>
        </table:table-row>
        <table:table-row table:style-name="ro3">
          <table:table-cell table:style-name="ce1" office:value-type="string" calcext:value-type="string">
            <text:p>Jazda bez wymaganych świateł od świtu do zmierzchu</text:p>
          </table:table-cell>
          <table:table-cell table:style-name="ce1" office:value-type="string" calcext:value-type="string">
            <text:p>88 KW / art. 51 ust. 1 lub 2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4">
          <table:table-cell table:style-name="ce1" office:value-type="string" calcext:value-type="string">
            <text:p>Jazda bez wymaganych świateł pojazdami niewyposażonymi w światła mijania, drogowe lub do jazdy dziennej</text:p>
          </table:table-cell>
          <table:table-cell table:style-name="ce1" office:value-type="string" calcext:value-type="string">
            <text:p>88 KW / art. 51 ust. 6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4 pkt.</text:p>
          </table:table-cell>
        </table:table-row>
        <table:table-row table:style-name="ro3">
          <table:table-cell table:style-name="ce1" office:value-type="string" calcext:value-type="string">
            <text:p>Jazda bez wymaganych świateł w tunelu, niezależnie od pory doby</text:p>
          </table:table-cell>
          <table:table-cell table:style-name="ce1" office:value-type="string" calcext:value-type="string">
            <text:p>88 KW / art. 51 ust. 1 lub ust. 6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4 pkt.</text:p>
          </table:table-cell>
        </table:table-row>
        <table:table-row table:style-name="ro2">
          <table:table-cell table:style-name="ce1" office:value-type="string" calcext:value-type="string">
            <text:p>Nieużywanie wymaganego oświetlenia podczas zatrzymania lub postoju w warunkach niedostatecznej widoczności</text:p>
          </table:table-cell>
          <table:table-cell table:style-name="ce1" office:value-type="string" calcext:value-type="string">
            <text:p>88 KW / art. 52 ust. 1 lub ust. 2 lub art. 30 ust. 2 PRD</text:p>
          </table:table-cell>
          <table:table-cell table:style-name="ce1" office:value-type="string" calcext:value-type="string">
            <text:p>150 – 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 pkt.</text:p>
          </table:table-cell>
        </table:table-row>
        <table:table-row table:style-name="ro4">
          <table:table-cell table:style-name="ce1" office:value-type="string" calcext:value-type="string">
            <text:p>Korzystanie ze świateł drogowych w sposób niezgodny z przepisami</text:p>
          </table:table-cell>
          <table:table-cell table:style-name="ce1" office:value-type="string" calcext:value-type="string">
            <text:p>97 KW / art. 51 ust. 3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 pkt.</text:p>
          </table:table-cell>
        </table:table-row>
        <table:table-row table:style-name="ro4">
          <table:table-cell table:style-name="ce1" office:value-type="string" calcext:value-type="string">
            <text:p>Naruszenie warunków dopuszczalności używania przednich świateł przeciwmgłowych</text:p>
          </table:table-cell>
          <table:table-cell table:style-name="ce1" office:value-type="string" calcext:value-type="string">
            <text:p>97 KW / art. 51 ust. 5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4">
          <table:table-cell table:style-name="ce1" office:value-type="string" calcext:value-type="string">
            <text:p>Używanie „szperacza” podczas jazdy</text:p>
          </table:table-cell>
          <table:table-cell table:style-name="ce1" office:value-type="string" calcext:value-type="string">
            <text:p>97 KW / art. 52 ust. 3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YKROCZENIE</text:p>
          </table:table-cell>
          <table:table-cell table:style-name="ce1" office:value-type="string" calcext:value-type="string">
            <text:p>ARTYKUŁ</text:p>
          </table:table-cell>
          <table:table-cell table:style-name="ce1" office:value-type="string" calcext:value-type="string">
            <text:p>KWOTA</text:p>
          </table:table-cell>
          <table:table-cell table:style-name="ce1" table:number-columns-repeated="2"/>
          <table:table-cell table:style-name="ce1" office:value-type="string" calcext:value-type="string">
            <text:p>PUNKTY</text:p>
          </table:table-cell>
        </table:table-row>
        <table:table-row table:style-name="ro4">
          <table:table-cell table:style-name="ce1" office:value-type="string" calcext:value-type="string">
            <text:p>Bezpodstawne korzystanie z ułatwień w ruchu drogowym przez kierującego pojazdem uprzywilejowanym</text:p>
          </table:table-cell>
          <table:table-cell table:style-name="ce1" office:value-type="string" calcext:value-type="string">
            <text:p>97 KW / art. 53 ust. 2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Używanie pojazdu w sposób zagrażający bezpieczeństwu osoby znajdującej się w pojeździe lub poza nim</text:p>
          </table:table-cell>
          <table:table-cell table:style-name="ce1" office:value-type="string" calcext:value-type="string">
            <text:p>97 KW / art. 60 ust. 1 pkt 1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A08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8 ptk.)</text:p>
          </table:table-cell>
        </table:table-row>
        <table:table-row table:style-name="ro3">
          <table:table-cell table:style-name="ce1" office:value-type="string" calcext:value-type="string">
            <text:p>Zakrywanie świateł oraz urządzeń sygnalizacyjnych</text:p>
          </table:table-cell>
          <table:table-cell table:style-name="ce1" office:value-type="string" calcext:value-type="string">
            <text:p>97 KW / art. 60 ust. 1 pkt 2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 pkt.</text:p>
          </table:table-cell>
        </table:table-row>
        <table:table-row table:style-name="ro3">
          <table:table-cell table:style-name="ce1" office:value-type="string" calcext:value-type="string">
            <text:p>Zakrywanie tablic rejestracyjnych</text:p>
          </table:table-cell>
          <table:table-cell table:style-name="ce1" office:value-type="string" calcext:value-type="string">
            <text:p>97 KW / art. 60 ust. 1 pkt 2 PRD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 pkt.</text:p>
          </table:table-cell>
        </table:table-row>
        <table:table-row table:style-name="ro3">
          <table:table-cell table:style-name="ce1" office:value-type="string" calcext:value-type="string">
            <text:p>Zakrywanie innych wymaganych tablic albo znaków, które powinny być widoczne</text:p>
          </table:table-cell>
          <table:table-cell table:style-name="ce1" office:value-type="string" calcext:value-type="string">
            <text:p>97 KW / art. 60 ust. 1 pkt 2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 pkt.</text:p>
          </table:table-cell>
        </table:table-row>
        <table:table-row table:style-name="ro3">
          <table:table-cell table:style-name="ce1" office:value-type="string" calcext:value-type="string">
            <text:p>Umieszczanie na pojeździe tablic rejestracyjnych w innym miejscu niż konstrukcyjnie do tego przeznaczone</text:p>
          </table:table-cell>
          <table:table-cell table:style-name="ce1" office:value-type="string" calcext:value-type="string">
            <text:p>97 KW / art. 60 ust. 1 pkt 3a PRD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Umieszczanie na pojeździe jednorzędowych zmniejszonych tablic rejestracyjnych, jeżeli pojazd nie posiada zmniejszonych wymiarów miejsca konstrukcyjnie przeznaczonego do umieszczania tablicy rejestracyjnej</text:p>
          </table:table-cell>
          <table:table-cell table:style-name="ce1" office:value-type="string" calcext:value-type="string">
            <text:p>97 KW / art. 60 ust. 1 pkt 3b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Niedopełnienie przez kierującego pojazdem obowiązku utrzymywania tablic (tablicy) rejestracyjnych i innych wymaganych oznaczeń pojazdu w należytym stanie oraz zapewnienia ich czytelności</text:p>
          </table:table-cell>
          <table:table-cell table:style-name="ce1" office:value-type="string" calcext:value-type="string">
            <text:p>97 KW / art. 60 ust. 1a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Oddalenie się kierującego od pojazdu, gdy silnik jest w ruchu</text:p>
          </table:table-cell>
          <table:table-cell table:style-name="ce1" office:value-type="string" calcext:value-type="string">
            <text:p>97 KW / art. 60 ust. 2 pkt 1 PRD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Ciągnięcie za pojazdem kierującego hulajnogą elektryczną lub urządzeniem transportu osobistego, osoby poruszającej przy użyciu urządzenia wspomagającego ruch, osoby na sankach lub innym podobnym urządzeniu, zwierzęcia lub ładunku</text:p>
          </table:table-cell>
          <table:table-cell table:style-name="ce1" office:value-type="string" calcext:value-type="string">
            <text:p>97 KW / art. 60 ust. 2 pkt 4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Używanie opon z umieszczonymi w nich na trwałe elementami przeciwślizgowymi</text:p>
          </table:table-cell>
          <table:table-cell table:style-name="ce1" office:value-type="string" calcext:value-type="string">
            <text:p>97 KW / art. 60 ust. 2 pkt 5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Używanie łańcuchów przeciwślizgowych na oponach na drodze niepokrytej śniegiem</text:p>
          </table:table-cell>
          <table:table-cell table:style-name="ce1" office:value-type="string" calcext:value-type="string">
            <text:p>97 KW / art. 60 ust. 3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Wjeżdżanie między jadące w kolumnie rowery lub wózki rowerowe lub hulajnogi elektryczne</text:p>
          </table:table-cell>
          <table:table-cell table:style-name="ce1" office:value-type="string" calcext:value-type="string">
            <text:p>97 KW / art. 32 ust. 6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1">
          <table:table-cell table:style-name="ce1" office:value-type="string" calcext:value-type="string">
            <text:p>Naruszenie przepisów przez kierującego pojazdem przewożącym zorganizowaną grupę dzieci lub młodzieży w wieku do 18 lat, w tym:</text:p>
          </table:table-cell>
          <table:table-cell table:style-name="ce1" office:value-type="string" calcext:value-type="string">
            <text:p>97 KW /:</text:p>
          </table:table-cell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1) nieoznaczenie pojazdu tablicami informującymi, że przewożone są nim dzieci lub młodzież</text:p>
          </table:table-cell>
          <table:table-cell table:style-name="ce1" office:value-type="string" calcext:value-type="string">
            <text:p>art. 57 ust. 1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4">
          <table:table-cell table:style-name="ce1" office:value-type="string" calcext:value-type="string">
            <text:p>2) niewłączenie świateł awaryjnych podczas wsiadania lub wysiadania dzieci lub młodzieży</text:p>
          </table:table-cell>
          <table:table-cell table:style-name="ce1" office:value-type="string" calcext:value-type="string">
            <text:p>art. 57 ust. 1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4">
          <table:table-cell table:style-name="ce1" office:value-type="string" calcext:value-type="string">
            <text:p>3) oznaczenie pojazdu tablicami informującymi, że przewożone są nim dzieci lub młodzież, w czasie gdy dzieci lub młodzież nie są przewożone</text:p>
          </table:table-cell>
          <table:table-cell table:style-name="ce1" office:value-type="string" calcext:value-type="string">
            <text:p>art. 57 ust. 3 PRD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4">
          <table:table-cell table:style-name="ce1" office:value-type="string" calcext:value-type="string">
            <text:p>Naruszenie przepisów dotyczących przewozu osób niepełnosprawnych przez kierującego pojazdem przewożącym takie osoby</text:p>
          </table:table-cell>
          <table:table-cell table:style-name="ce1" office:value-type="string" calcext:value-type="string">
            <text:p>97 KW / art. 58 ust. 1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4">
          <table:table-cell table:style-name="ce1" office:value-type="string" calcext:value-type="string">
            <text:p>Niezachowanie szczególnej ostrożności i niezatrzymanie pojazdu w razie potrzeby przez kierującego pojazdem, który omija pojazd przewożący zorganizowaną grupę dzieci lub młodzieży w wieku do 18 lat</text:p>
          </table:table-cell>
          <table:table-cell table:style-name="ce1" office:value-type="string" calcext:value-type="string">
            <text:p>90 KW / art. 57 ust. 2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Niedopełnienie przez kierującego autobusem szkolnym obowiązku:</text:p>
          </table:table-cell>
          <table:table-cell table:style-name="ce1" office:value-type="string" calcext:value-type="string">
            <text:p>97 KW /:</text:p>
          </table:table-cell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1) włączenia świateł awaryjnych podczas wsiadania lub wysiadania dzieci</text:p>
          </table:table-cell>
          <table:table-cell table:style-name="ce1" office:value-type="string" calcext:value-type="string">
            <text:p>art. 57a ust. 1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4">
          <table:table-cell table:style-name="ce1" office:value-type="string" calcext:value-type="string">
            <text:p>2) zdjęcia, zasłonięcia lub złożenia tablicy z napisem „autobus szkolny”, jeżeli są przewożone inne osoby lub nie przewozi się żadnych osób</text:p>
          </table:table-cell>
          <table:table-cell table:style-name="ce1" office:value-type="string" calcext:value-type="string">
            <text:p>art. 57a ust. 3 PRD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3">
          <table:table-cell table:style-name="ce1" office:value-type="string" calcext:value-type="string">
            <text:p>Naruszenie przepisów o obowiązku wysyłania przez pojazdy żółtych sygnałów błyskowych</text:p>
          </table:table-cell>
          <table:table-cell table:style-name="ce1" office:value-type="string" calcext:value-type="string">
            <text:p>97 KW / art. 54 ust. 1 lub ust. 3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Bezpodstawne używanie żółtego sygnału błyskowego</text:p>
          </table:table-cell>
          <table:table-cell table:style-name="ce1" office:value-type="string" calcext:value-type="string">
            <text:p>97 KW / art. 54 ust. 4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Brak oznaczenia lub niewłaściwe oznaczenie pojazdów do nauki jazdy lub przeprowadzania egzaminu państwowego</text:p>
          </table:table-cell>
          <table:table-cell table:style-name="ce1" office:value-type="string" calcext:value-type="string">
            <text:p>97 KW / art. 55 ust. 1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Ozdabianie tablic rejestracyjnych oraz umieszczanie z przodu lub z tyłu pojazdu znaków, napisów lub przedmiotów ograniczających czytelność tych tablic</text:p>
          </table:table-cell>
          <table:table-cell table:style-name="ce1" office:value-type="string" calcext:value-type="string">
            <text:p>97 KW / art. 60 ust. 1 pkt 3 PRD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3">
          <table:table-cell table:style-name="ce1" office:value-type="string" calcext:value-type="string">
            <text:p>Używanie pojazdu na obszarze zabudowanym w sposób powodujący uciążliwości związane z nadmierną emisją spalin do środowiska lub nadmiernym hałasem</text:p>
          </table:table-cell>
          <table:table-cell table:style-name="ce1" office:value-type="string" calcext:value-type="string">
            <text:p>97 KW / art. 60 ust. 2 pkt 2 PRD</text:p>
          </table:table-cell>
          <table:table-cell table:style-name="ce1" office:value-type="string" calcext:value-type="string">
            <text:p>20 – 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Nieoznaczenie pojazdu zarejestrowanego za granicą znakiem określającym państwo rejestracji</text:p>
          </table:table-cell>
          <table:table-cell table:style-name="ce1" office:value-type="string" calcext:value-type="string">
            <text:p>97 KW / art. 59 ust. 2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Umieszczenie na pojeździe znaku określającego inne państwo niż to, w którym pojazd został zarejestrowany</text:p>
          </table:table-cell>
          <table:table-cell table:style-name="ce1" office:value-type="string" calcext:value-type="string">
            <text:p>97 KW / art. 60 ust. 1 pkt 4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Pozostawienie pracującego silnika podczas postoju na obszarze zabudowanym</text:p>
          </table:table-cell>
          <table:table-cell table:style-name="ce1" office:value-type="string" calcext:value-type="string">
            <text:p>97 KW / art. 60 ust. 2 pkt 3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Niezachowanie szczególnej ostrożności i niezatrzymanie pojazdu w razie potrzeby przez kierującego pojazdem, który omija pojazd przeznaczony do przewozu osób niepełnosprawnych</text:p>
          </table:table-cell>
          <table:table-cell table:style-name="ce1" office:value-type="string" calcext:value-type="string">
            <text:p>97 KW / art. 58 ust. 2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WYKROCZENIE</text:p>
          </table:table-cell>
          <table:table-cell table:style-name="ce1" office:value-type="string" calcext:value-type="string">
            <text:p>ARTYKUŁ</text:p>
          </table:table-cell>
          <table:table-cell table:style-name="ce1" office:value-type="string" calcext:value-type="string">
            <text:p>KWOTA</text:p>
          </table:table-cell>
          <table:table-cell table:style-name="ce1" table:number-columns-repeated="2"/>
          <table:table-cell table:style-name="ce1" office:value-type="string" calcext:value-type="string">
            <text:p>PUNKTY</text:p>
          </table:table-cell>
        </table:table-row>
        <table:table-row table:style-name="ro3">
          <table:table-cell table:style-name="ce1" office:value-type="string" calcext:value-type="string">
            <text:p>Umieszczenie na pojeździe ładunku w sposób zasłaniający światła lub urządzenia sygnalizacyjne</text:p>
          </table:table-cell>
          <table:table-cell table:style-name="ce1" office:value-type="string" calcext:value-type="string">
            <text:p>97 KW / art. 61 ust. 2 pkt 4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Umieszczenie na pojeździe ładunku w sposób zasłaniający tablice rejestracyjne lub inne tablice albo znaki, w które pojazd jest wyposażony</text:p>
          </table:table-cell>
          <table:table-cell table:style-name="ce1" office:value-type="string" calcext:value-type="string">
            <text:p>97 KW / art. 61 ust. 2 pkt 4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3">
          <table:table-cell table:style-name="ce1" office:value-type="string" calcext:value-type="string">
            <text:p>Przewożenie ładunku nieoznaczonego lub oznaczonego w niewłaściwy sposób</text:p>
          </table:table-cell>
          <table:table-cell table:style-name="ce1" office:value-type="string" calcext:value-type="string">
            <text:p>97 KW / art. 61 ust. 8 w zw. z ust. 9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Niezabezpieczenie urządzeń służących do mocowania ładunku przed rozluźnieniem się, swobodnym zwisaniem lub spadnięciem podczas jazdy</text:p>
          </table:table-cell>
          <table:table-cell table:style-name="ce1" office:value-type="string" calcext:value-type="string">
            <text:p>97 KW / art. 61 ust. 4 PRD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Naruszenie przepisów o przewozie ładunków sypkich</text:p>
          </table:table-cell>
          <table:table-cell table:style-name="ce1" office:value-type="string" calcext:value-type="string">
            <text:p>97 KW / art. 61 ust. 5 PRD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Ciągnięcie przyczepy o rzeczywistej masie całkowitej większej niż dopuszczalna w odniesieniu do określonego rodzaju pojazdu ciągnącego</text:p>
          </table:table-cell>
          <table:table-cell table:style-name="ce1" office:value-type="string" calcext:value-type="string">
            <text:p>97 KW / art. 62 ust. 1 PRD</text:p>
          </table:table-cell>
          <table:table-cell table:style-name="ce1" office:value-type="string" calcext:value-type="string">
            <text:p>100 – 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0 pkt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YKROCZENIE</text:p>
          </table:table-cell>
          <table:table-cell table:style-name="ce1" office:value-type="string" calcext:value-type="string">
            <text:p>ARTYKUŁ</text:p>
          </table:table-cell>
          <table:table-cell table:style-name="ce1" office:value-type="string" calcext:value-type="string">
            <text:p>KWOTA</text:p>
          </table:table-cell>
          <table:table-cell table:style-name="ce1" table:number-columns-repeated="2"/>
          <table:table-cell table:style-name="ce1" office:value-type="string" calcext:value-type="string">
            <text:p>PUNKTY</text:p>
          </table:table-cell>
        </table:table-row>
        <table:table-row table:style-name="ro3">
          <table:table-cell table:style-name="ce1" office:value-type="string" calcext:value-type="string">
            <text:p>Przewóz osób pojazdem nieprzeznaczonym</text:p>
          </table:table-cell>
          <table:table-cell table:style-name="ce1" office:value-type="string" calcext:value-type="string">
            <text:p>97 KW / art. 63 ust. 1 PRD</text:p>
          </table:table-cell>
          <table:table-cell table:style-name="ce1" office:value-type="string" calcext:value-type="string">
            <text:p>300 zł za każdą osobę przewożoną w</text:p>
          </table:table-cell>
          <table:table-cell table:style-name="ce1" table:number-columns-repeated="2"/>
          <table:table-cell table:style-name="ce1" office:value-type="string" calcext:value-type="string">
            <text:p>1os. 1pkt</text:p>
          </table:table-cell>
        </table:table-row>
        <table:table-row table:style-name="ro2">
          <table:table-cell table:style-name="ce1" office:value-type="string" calcext:value-type="string">
            <text:p>lub nieprzystosowanym do tego celu</text:p>
          </table:table-cell>
          <table:table-cell/>
          <table:table-cell table:style-name="ce1" office:value-type="string" calcext:value-type="string">
            <text:p>niewłaściwy sposób, nie więcej niż 3000 zł</text:p>
          </table:table-cell>
          <table:table-cell table:style-name="ce1" table:number-columns-repeated="2"/>
          <table:table-cell table:style-name="ce1" office:value-type="string" calcext:value-type="string">
            <text:p>2os. 2pkt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/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3os. 3pkt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/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4os. 4pkt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/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5os. 5pkt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/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6os. 6pkt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/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7os. 7pkt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/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8os 8pkt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/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9os. 9pkt</text:p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/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10+ os. 10pkt</text:p>
          </table:table-cell>
        </table:table-row>
        <table:table-row table:style-name="ro2">
          <table:table-cell table:style-name="ce1" office:value-type="string" calcext:value-type="string">
            <text:p>Przewóz osób w liczbie przekraczającej liczbę miejsc</text:p>
          </table:table-cell>
          <table:table-cell table:style-name="ce1" office:value-type="string" calcext:value-type="string">
            <text:p>97 KW / art. 63 ust. 1 PRD</text:p>
          </table:table-cell>
          <table:table-cell table:style-name="ce1" office:value-type="string" calcext:value-type="string">
            <text:p>300 zł za każdą osobę ponad określoną liczbę,</text:p>
          </table:table-cell>
          <table:table-cell table:style-name="ce1" table:number-columns-repeated="2"/>
          <table:table-cell table:style-name="ce1" office:value-type="string" calcext:value-type="string">
            <text:p>pkt. j/w za każdą osobę</text:p>
          </table:table-cell>
        </table:table-row>
        <table:table-row table:style-name="ro4">
          <table:table-cell table:style-name="ce1" office:value-type="string" calcext:value-type="string">
            <text:p>określonych w dowodzie rejestracyjnym pojazdu albo</text:p>
          </table:table-cell>
          <table:table-cell/>
          <table:table-cell table:style-name="ce1" office:value-type="string" calcext:value-type="string">
            <text:p>nie więcej niż 3000 zł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wynikających z konstrukcyjnego przeznaczenia pojazdu</text:p>
          </table:table-cell>
          <table:table-cell/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niepodlegającego rejestracji</text:p>
          </table:table-cell>
          <table:table-cell/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/>
        </table:table-row>
        <table:table-row table:style-name="ro4">
          <table:table-cell table:style-name="ce1" office:value-type="string" calcext:value-type="string">
            <text:p>Naruszenie warunków przewozu osób w przyczepach,</text:p>
          </table:table-cell>
          <table:table-cell table:style-name="ce1" office:value-type="string" calcext:value-type="string">
            <text:p>97 KW / art. 63 ust. 3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z zastrzeżeniem że w przypadku naruszenia warunku</text:p>
          </table:table-cell>
          <table:table-cell table:number-columns-repeated="4"/>
          <table:table-cell table:style-name="ce1" office:value-type="string" calcext:value-type="string">
            <text:p>2 pkt.</text:p>
          </table:table-cell>
        </table:table-row>
        <table:table-row table:style-name="ro1">
          <table:table-cell table:style-name="ce1" office:value-type="string" calcext:value-type="string">
            <text:p>dopuszczalnej prędkości lub liczby przewożonych osób</text:p>
          </table:table-cell>
          <table:table-cell table:number-columns-repeated="4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stosuje się kwoty jak w sam. osobowym</text:p>
          </table:table-cell>
          <table:table-cell table:number-columns-repeated="4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Naruszenie zakazu palenia tytoniu lub spożywania</text:p>
          </table:table-cell>
          <table:table-cell table:style-name="ce1" office:value-type="string" calcext:value-type="string">
            <text:p>97 KW / art. 63 ust. 5 PRD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pokarmów w czasie jazdy</text:p>
          </table:table-cell>
          <table:table-cell table:number-columns-repeated="4"/>
          <table:table-cell table:style-name="ce1" office:value-type="string" calcext:value-type="string">
            <text:p>0 pkt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YKROCZENIE</text:p>
          </table:table-cell>
          <table:table-cell table:style-name="ce1" office:value-type="string" calcext:value-type="string">
            <text:p>ARTYKUŁ</text:p>
          </table:table-cell>
          <table:table-cell table:style-name="ce1" office:value-type="string" calcext:value-type="string">
            <text:p>KWOTA</text:p>
          </table:table-cell>
          <table:table-cell table:style-name="ce1" table:number-columns-repeated="2"/>
          <table:table-cell table:style-name="ce1" office:value-type="string" calcext:value-type="string">
            <text:p>PUNKTY</text:p>
          </table:table-cell>
        </table:table-row>
        <table:table-row table:style-name="ro9">
          <table:table-cell table:style-name="ce1" office:value-type="string" calcext:value-type="string">
            <text:p>Kierowanie pojazdem mechanicznym na drodze publicznej, w strefie zamieszkania lub strefie ruchu przez osobę niemającą do tego uprawnienia</text:p>
          </table:table-cell>
          <table:table-cell table:style-name="ce1" office:value-type="string" calcext:value-type="string">
            <text:p>94 § 1 KW</text:p>
          </table:table-cell>
          <table:table-cell table:style-name="ce1" office:value-type="string" calcext:value-type="string">
            <text:p>Wniosek, zakaz prowadzenia pojazdów i grzywna od 1500 do 300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Z uwagi, że za wykroczenie obligatoryjnie orzeka się zakaz prowadzenia pojazdów, należy sporządzić wniosek o ukaranie!</text:p>
          </table:table-cell>
          <table:table-cell table:number-columns-repeated="4"/>
          <table:table-cell table:style-name="ce1" office:value-type="string" calcext:value-type="string">
            <text:p>0 pkt.</text:p>
          </table:table-cell>
        </table:table-row>
        <table:table-row table:style-name="ro4">
          <table:table-cell table:style-name="ce1" office:value-type="string" calcext:value-type="string">
            <text:p>Kierowanie pojazdem mechanicznym pomimo braku dopuszczenia pojazdu do ruchu na drodze publicznej, w strefie zamieszkania lub strefie ruchu</text:p>
          </table:table-cell>
          <table:table-cell table:style-name="ce1" office:value-type="string" calcext:value-type="string">
            <text:p>94 § 2 KW / art. 71 PRD</text:p>
          </table:table-cell>
          <table:table-cell table:style-name="ce1" office:value-type="string" calcext:value-type="string">
            <text:p>1500 – 50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9">
          <table:table-cell table:style-name="ce1" office:value-type="string" calcext:value-type="string">
            <text:p>Kierowanie pojazdem innym niż mechaniczny na drodze publicznej, w strefie zamieszkania lub strefie ruchu przez osobę niemającą do tego uprawnienia</text:p>
          </table:table-cell>
          <table:table-cell table:style-name="ce1" office:value-type="string" calcext:value-type="string">
            <text:p>94 § 1a KW / art. 3 w zw. z art. 7 ust. 1 pkt 2 lub 3 Ustawy o kierujących pojazdami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Kierowanie pojazdem przez osobę nieposiadającą przy sobie wymaganych dokumentów</text:p>
          </table:table-cell>
          <table:table-cell table:style-name="ce1" office:value-type="string" calcext:value-type="string">
            <text:p>95 KW / art. 38 lub art. 71 ust. 5a PRD</text:p>
          </table:table-cell>
          <table:table-cell table:style-name="ce1" office:value-type="string" calcext:value-type="string">
            <text:p>50 za brak każdego z wymaganych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number-columns-repeated="2"/>
          <table:table-cell table:style-name="ce1" office:value-type="string" calcext:value-type="string">
            <text:p>dokumentów, nie wyższa niż</text:p>
          </table:table-cell>
          <table:table-cell table:style-name="ce1" table:number-columns-repeated="2"/>
          <table:table-cell table:style-name="ce1" office:value-type="string" calcext:value-type="string">
            <text:p>0 pkt.</text:p>
          </table:table-cell>
        </table:table-row>
        <table:table-row table:style-name="ro1">
          <table:table-cell table:number-columns-repeated="2"/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Kierowanie na drodze publicznej, w strefie zamieszkania lub w strefie ruchu pojazdem innym niż mechaniczny przez osobę znajdującą się w stanie nietrzeźwości lub pod wpływem środka działającego podobnie do alkoholu</text:p>
          </table:table-cell>
          <table:table-cell table:style-name="ce1" office:value-type="string" calcext:value-type="string">
            <text:p>87 § 1a KW / art. 45 ust. 1 pkt 1 PRD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Kierowanie na drodze publicznej, w strefie zamieszkania lub w strefie ruchu pojazdem innym niż mechaniczny przez osobę</text:p>
          </table:table-cell>
          <table:table-cell table:style-name="ce1" office:value-type="string" calcext:value-type="string">
            <text:p>87 § 2 KW / art. 45 ust. 1 pkt 1 PRD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znajdującą się w stanie po użyciu alkoholu lub podobnie działającego środka</text:p>
          </table:table-cell>
          <table:table-cell table:number-columns-repeated="4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YKROCZENIA</text:p>
          </table:table-cell>
          <table:table-cell table:style-name="ce1" office:value-type="string" calcext:value-type="string">
            <text:p>ARTYKUŁ</text:p>
          </table:table-cell>
          <table:table-cell table:style-name="ce1" office:value-type="string" calcext:value-type="string">
            <text:p>KWOTA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Samowolne ustawianie, usuwanie, włączanie, wyłączanie, zmiana położenia, zasłanianie lub czynienie niewidocznym znaku, sygnału, urządzenia ostrzegawczego lub zabezpieczającego</text:p>
          </table:table-cell>
          <table:table-cell table:style-name="ce1" office:value-type="string" calcext:value-type="string">
            <text:p>85 § 1 KW / art. 45 ust. 1 pkt 8 PRD</text:p>
          </table:table-cell>
          <table:table-cell table:style-name="ce1" office:value-type="float" office:value="400" calcext:value-type="float">
            <text:p>4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Używanie pojazdu niszczącego nawierzchnię drogi</text:p>
          </table:table-cell>
          <table:table-cell table:style-name="ce1" office:value-type="string" calcext:value-type="string">
            <text:p>100 pkt 2 KW / art. 39 ust. 1 pkt 2 lub 3 PRD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Dopuszczenie przez właściciela, posiadacza użytkownika lub prowadzącego pojazd do prowadzenia pojazdu na drodze publicznej przez osobę niemającą wymaganych uprawnień</text:p>
          </table:table-cell>
          <table:table-cell table:style-name="ce1" office:value-type="string" calcext:value-type="string">
            <text:p>96 § 1 pkt 2 KW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Dopuszczenie przez właściciela, posiadacza, użytkownika lub prowadzącego pojazd do jazdy na drodze publicznej, w strefie zamieszkania lub w strefie ruchu pojazdu:</text:p>
          </table:table-cell>
          <table:table-cell table:number-columns-repeated="2"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1) nienależycie zaopatrzonego w wymagane urządzenia lub przyrządy albo pomimo że nie nadają się one do spełnienia swojego przeznaczenia</text:p>
          </table:table-cell>
          <table:table-cell table:style-name="ce1" office:value-type="string" calcext:value-type="string">
            <text:p>96 § 1 pkt 5 KW / art. 66 PRD</text:p>
          </table:table-cell>
          <table:table-cell table:style-name="ce1" office:value-type="string" calcext:value-type="string">
            <text:p>50 – 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2) pomimo braku wymaganych dokumentów stwierdzających dopuszczenie pojazdu do ruchu</text:p>
          </table:table-cell>
          <table:table-cell table:style-name="ce1" office:value-type="string" calcext:value-type="string">
            <text:p>96 § 1 pkt 4 KW / art. 71 PRD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Niewskazanie wbrew obowiązkowi, na żądanie uprawnionego organu komu pojazd został powierzony do kierowania lub używania w oznaczonym czasie:</text:p>
          </table:table-cell>
          <table:table-cell table:style-name="ce1" office:value-type="string" calcext:value-type="string">
            <text:p>96 § 3 KW / :</text:p>
          </table:table-cell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1) w postępowaniu w sprawach o przestępstwo</text:p>
          </table:table-cell>
          <table:table-cell table:style-name="ce1" office:value-type="string" calcext:value-type="string">
            <text:p>art. 78 ust. 4</text:p>
          </table:table-cell>
          <table:table-cell table:style-name="ce1" office:value-type="string" calcext:value-type="string">
            <text:p>nie niższa niż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/>
          <table:table-cell table:style-name="ce1" office:value-type="string" calcext:value-type="string">
            <text:p>albo ust. 5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2) w postępowaniu w sprawach o spowodowanie zagrożenia bezpieczeństwa w ruchu drogowym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nie niższa niż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2"/>
          <table:table-cell table:style-name="ce1" office:value-type="float" office:value="2000" calcext:value-type="float">
            <text:p>20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3) w sprawach dotyczących przekroczenia dopuszczalnej prędkości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dwukrotność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ysokości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number-columns-repeated="2"/>
          <table:table-cell table:style-name="ce1" office:value-type="string" calcext:value-type="string">
            <text:p>grzywny przewidzianej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za dane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wykroczenie,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nie niższa niż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2"/>
          <table:table-cell table:style-name="ce1" office:value-type="float" office:value="800" calcext:value-type="float">
            <text:p>8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4) w postępowaniu w sprawach o pozostałe wykroczenia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nie niższa niż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Zaśmiecanie lub zanieczyszczanie drogi publicznej</text:p>
          </table:table-cell>
          <table:table-cell table:style-name="ce1" office:value-type="string" calcext:value-type="string">
            <text:p>91 KW / art. 45 ust. 1 pkt 9 PRD</text:p>
          </table:table-cell>
          <table:table-cell table:style-name="ce1" office:value-type="string" calcext:value-type="string">
            <text:p>50 – 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3">
          <table:table-cell table:style-name="ce1" office:value-type="string" calcext:value-type="string">
            <text:p>Samowolne umieszczanie na drodze znaków, napisów lub symboli</text:p>
          </table:table-cell>
          <table:table-cell table:style-name="ce1" office:value-type="string" calcext:value-type="string">
            <text:p>97 KW / art. 45 ust. 1 pkt 10 PRD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1">
          <table:table-cell table:style-name="ce1" office:value-type="string" calcext:value-type="string">
            <text:p>Wypasanie zwierzęcia gospodarskiego w pasie drogowym</text:p>
          </table:table-cell>
          <table:table-cell table:style-name="ce1" office:value-type="string" calcext:value-type="string">
            <text:p>100 pkt 4 KW / art. 39 ust. 1 pkt Ustawa z dnia 21 marca 1985 r. o drogach publicznych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9">
          <table:table-cell table:style-name="ce1" office:value-type="string" calcext:value-type="string">
            <text:p>Uchylanie się od obowiązku utrzymania w należytym stanie zjazdów z dróg publicznych do przyległych nieruchomości</text:p>
          </table:table-cell>
          <table:table-cell table:style-name="ce1" office:value-type="string" calcext:value-type="string">
            <text:p>102 KW / art. 30 Ustawa z dnia 21 marca 1985 r. o drogach publicznych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0">
          <table:table-cell table:style-name="ce1" office:value-type="string" calcext:value-type="string">
            <text:p>Uchylanie się od obowiązku oczyszczania i usuwania błota, kurzu, śniegu lub lodu z odcinków dróg publicznych o twardej nawierzchni przechodzących przez obszary o zabudowie ciągłej lub skupionej poza miastami lub osiedlami</text:p>
          </table:table-cell>
          <table:table-cell table:style-name="ce1" office:value-type="string" calcext:value-type="string">
            <text:p>101 KW / art. 5 Ustawa z dnia 13 września 1996 r. o utrzymaniu czystości i porządku w gminach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3">
          <table:table-cell table:style-name="ce1" office:value-type="string" calcext:value-type="string">
            <text:p>Naruszenie przepisów w sprawie okresowych ograniczeń oraz zakazu ruchu niektórych rodzajów pojazdów na drogach</text:p>
          </table:table-cell>
          <table:table-cell table:style-name="ce1" office:value-type="string" calcext:value-type="string">
            <text:p>97 KW / § 2 Rozporządzenie Ministra Transportu w sprawie okresowych ograniczeń oraz zakazu ruchu niektórych rodzajów pojazdów na drogach</text:p>
          </table:table-cell>
          <table:table-cell table:style-name="ce1" office:value-type="string" calcext:value-type="string">
            <text:p>200 – 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Posługiwanie się przez osobę do tego nieuprawnioną kartą parkingową, o której mowa w art. 8 ustawy Prawo o ruchu drogowym</text:p>
          </table:table-cell>
          <table:table-cell table:style-name="ce1" office:value-type="string" calcext:value-type="string">
            <text:p>96b KW /</text:p>
          </table:table-cell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Posługiwanie się przez osobę do tego nieuprawnioną kartą parkingową, o której mowa w art. 8 ustawy Prawo o ruchu drogowym, i jednocześnie niestosowanie się do znaków drogowych:</text:p>
          </table:table-cell>
          <table:table-cell table:style-name="ce1" office:value-type="string" calcext:value-type="string">
            <text:p>96b w zb. z art. 92 § 1 KW / art. 8 ust. 1 lub 2 PRD</text:p>
          </table:table-cell>
          <table:table-cell table:style-name="ce1" office:value-type="float" office:value="400" calcext:value-type="float">
            <text:p>4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9">
          <table:table-cell table:style-name="ce1" office:value-type="string" calcext:value-type="string">
            <text:p>1) B-3 „zakaz wjazdu pojazdów silnikowych, z wyjątkiem motocykli jednośladowych”, B-3a „zakaz wjazdu autobusów”, B-4 „zakaz wjazdu motocykli”</text:p>
          </table:table-cell>
          <table:table-cell table:style-name="ce1" office:value-type="string" calcext:value-type="string">
            <text:p>art. 8 ust. 1 lub 2 i § 18 ust. 1-3 Rozp. w spr. znaków i sygnałów drogowych</text:p>
          </table:table-cell>
          <table:table-cell table:style-name="ce1" office:value-type="float" office:value="650" calcext:value-type="float">
            <text:p>6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9">
          <table:table-cell table:style-name="ce1" office:value-type="string" calcext:value-type="string">
            <text:p>2) B-10 „zakaz wjazdu motorowerów”</text:p>
          </table:table-cell>
          <table:table-cell table:style-name="ce1" office:value-type="string" calcext:value-type="string">
            <text:p>art. 8 ust. 1 lub 2 i § 18 ust. 11 Rozp. w spr. znaków i sygnałów drogowych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9">
          <table:table-cell table:style-name="ce1" office:value-type="string" calcext:value-type="string">
            <text:p>3) B-35 „zakaz postoju”, B-37 lub B-38 „zakaz postoju w dni… „</text:p>
          </table:table-cell>
          <table:table-cell table:style-name="ce1" office:value-type="string" calcext:value-type="string">
            <text:p>art. 8 ust. 1 lub 2 i § 28 ust. 1 albo 6 Rozp. w spr. znaków i sygnałów drogowych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6">
          <table:table-cell table:style-name="ce1" office:value-type="string" calcext:value-type="string">
            <text:p>4) B-39 „strefa ograniczonego postoju”</text:p>
          </table:table-cell>
          <table:table-cell table:style-name="ce1" office:value-type="string" calcext:value-type="string">
            <text:p>art. 8 ust. 1 lub 2 i § 29 Rozp. w spr. znaków i sygnałów drogowych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4">
          <table:table-cell table:style-name="ce1" office:value-type="string" calcext:value-type="string">
            <text:p>5) D-18 „parking” lub D-18b „parking zadaszony”, z umieszczoną pod znakiem tabliczką T-29, albo D-18a „parking – miejsce zastrzeżone”, z umieszczoną pod znakiem tabliczką T-29</text:p>
          </table:table-cell>
          <table:table-cell table:style-name="ce1" office:value-type="string" calcext:value-type="string">
            <text:p>art. 8 ust. 1 lub 2 i § 52 ust. 6 w zw. z § 2 ust. 4 albo § 52 ust. 4 w zw. z § 2 ust. 4 Rozp. w spr. znaków i sygnałów drogowych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0">
          <table:table-cell table:style-name="ce1" office:value-type="string" calcext:value-type="string">
            <text:p>6) P-18 „stanowisko postojowe” i P-24 „miejsce dla pojazdu osoby niepełnosprawnej” albo P-20 „koperta” i P-24 „miejsce dla pojazdu osoby niepełnosprawnej”, umieszczonego samodzielnie bez znaku pionowego D-18, D 18a lub D-18b</text:p>
          </table:table-cell>
          <table:table-cell table:style-name="ce1" office:value-type="string" calcext:value-type="string">
            <text:p>art. 8 ust. 1 lub 2 i § 90 ust. 2 i § 92 albo § 90 ust. 4 i § 92 Rozp. w spr. znaków i sygnałów drogowych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WYKROCZENIE</text:p>
          </table:table-cell>
          <table:table-cell table:style-name="ce1" office:value-type="string" calcext:value-type="string">
            <text:p>ARTUKUŁ</text:p>
          </table:table-cell>
          <table:table-cell table:style-name="ce1" office:value-type="string" calcext:value-type="string">
            <text:p>KWOTA</text:p>
          </table:table-cell>
          <table:table-cell table:style-name="ce1" table:number-columns-repeated="2"/>
          <table:table-cell table:style-name="ce1" office:value-type="string" calcext:value-type="string">
            <text:p>PUNKTY</text:p>
          </table:table-cell>
        </table:table-row>
        <table:table-row table:style-name="ro1">
          <table:table-cell table:number-columns-repeated="3"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2">
          <table:table-cell table:style-name="ce1" office:value-type="string" calcext:value-type="string">
            <text:p>Niestosowanie się do znaków:</text:p>
          </table:table-cell>
          <table:table-cell table:style-name="ce1" office:value-type="string" calcext:value-type="string">
            <text:p>90 lub art. 92 § 1 KW / Rozp. Ministrów Infrastruktury</text:p>
          </table:table-cell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2">
          <table:table-cell/>
          <table:table-cell table:style-name="ce1" office:value-type="string" calcext:value-type="string">
            <text:p>oraz MSWiA w spr. znaków i syg. drogowych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1)B-3„zakaz wjazdu pojazdów silnikowych, z wyjątkiem motocykli jednośladowych”,B-3a„zakaz wjazdu autobusów”,B-4„zakaz wjazdu motocykli”,B-6„zakaz wjazdu ciągników rolniczych” lubB-7„zakaz wjazdu pojazdów silnikowych z przyczepą”</text:p>
          </table:table-cell>
          <table:table-cell table:style-name="ce1" office:value-type="string" calcext:value-type="string">
            <text:p>§ 18 ust. 1–3 lub ust. 6–8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3 pkt.</text:p>
          </table:table-cell>
        </table:table-row>
        <table:table-row table:style-name="ro1">
          <table:table-cell table:style-name="ce1" office:value-type="string" calcext:value-type="string">
            <text:p>2)B-13doB-14„zakaz wjazdu…”</text:p>
          </table:table-cell>
          <table:table-cell table:style-name="ce1" office:value-type="string" calcext:value-type="string">
            <text:p>§ 19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1">
          <table:table-cell table:style-name="ce1" office:value-type="string" calcext:value-type="string">
            <text:p>3)C-12„ruch okrężny”</text:p>
          </table:table-cell>
          <table:table-cell table:style-name="ce1" office:value-type="string" calcext:value-type="string">
            <text:p>§ 36 ust. 1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5 pkt.</text:p>
          </table:table-cell>
        </table:table-row>
        <table:table-row table:style-name="ro4">
          <table:table-cell table:style-name="ce1" office:value-type="string" calcext:value-type="string">
            <text:p>4)B-15„zakaz wjazdu pojazdów o szerokości ponad … m”,B-16„zakaz wjazdu pojazdów o wysokości ponad … m” lubB-17„zakaz wjazdu pojazdów o długości ponad … m”</text:p>
          </table:table-cell>
          <table:table-cell table:style-name="ce1" office:value-type="string" calcext:value-type="string">
            <text:p>§ 20 ust. 1–3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3">
          <table:table-cell table:style-name="ce1" office:value-type="string" calcext:value-type="string">
            <text:p>5)B-5„zakaz wjazdu samochodów ciężarowych”,B-18„zakaz wjazdu pojazdów o rzeczywistej masie całkowitej ponad … t” lubB-19„zakaz wjazdu pojazdów o nacisku osi większym niż … t</text:p>
          </table:table-cell>
          <table:table-cell table:style-name="ce1" office:value-type="string" calcext:value-type="string">
            <text:p>§ 18 ust. 4 i 5, § 20 ust. 4 lub § 20 ust. 5 i 6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string" calcext:value-type="string">
            <text:p>B5 C13 3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B18 i B19 C14 2 pkt.</text:p>
          </table:table-cell>
        </table:table-row>
        <table:table-row table:style-name="ro1">
          <table:table-cell table:style-name="ce1" office:value-type="string" calcext:value-type="string">
            <text:p>6)B-8doB-12„zakaz wjazdu…”</text:p>
          </table:table-cell>
          <table:table-cell table:style-name="ce1" office:value-type="string" calcext:value-type="string">
            <text:p>§ 18 ust. 9–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7)B-29„zakaz używania sygnałów dźwiękowych”</text:p>
          </table:table-cell>
          <table:table-cell table:style-name="ce1" office:value-type="string" calcext:value-type="string">
            <text:p>§ 24 ust. 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8)B-31„pierwszeństwo dla nadjeżdżających z przeciwka”</text:p>
          </table:table-cell>
          <table:table-cell table:style-name="ce1" office:value-type="string" calcext:value-type="string">
            <text:p>§ 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4 pkt.</text:p>
          </table:table-cell>
        </table:table-row>
        <table:table-row table:style-name="ro1">
          <table:table-cell table:style-name="ce1" office:value-type="string" calcext:value-type="string">
            <text:p>9)B-32„stój – kontrola celna” lub jego odpowiedników</text:p>
          </table:table-cell>
          <table:table-cell table:style-name="ce1" office:value-type="string" calcext:value-type="string">
            <text:p>§ 26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10)B-35„zakaz postoju”</text:p>
          </table:table-cell>
          <table:table-cell table:style-name="ce1" office:value-type="string" calcext:value-type="string">
            <text:p>§ 28 ust. 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11)B-36„zakaz zatrzymywania się”</text:p>
          </table:table-cell>
          <table:table-cell table:style-name="ce1" office:value-type="string" calcext:value-type="string">
            <text:p>§ 28 ust. 2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12)B-37lubB-38„zakaz postoju w dni…”</text:p>
          </table:table-cell>
          <table:table-cell table:style-name="ce1" office:value-type="string" calcext:value-type="string">
            <text:p>§ 28 ust. 6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13)B-39„strefa ograniczonego postoju”</text:p>
          </table:table-cell>
          <table:table-cell table:style-name="ce1" office:value-type="string" calcext:value-type="string">
            <text:p>§ 29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14)C-1doC-11„nakaz jazdy…”</text:p>
          </table:table-cell>
          <table:table-cell table:style-name="ce1" office:value-type="string" calcext:value-type="string">
            <text:p>§ 35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5 pkt.</text:p>
          </table:table-cell>
        </table:table-row>
        <table:table-row table:style-name="ro1">
          <table:table-cell table:style-name="ce1" office:value-type="string" calcext:value-type="string">
            <text:p>15)C-13„droga dla rowerów”</text:p>
          </table:table-cell>
          <table:table-cell table:style-name="ce1" office:value-type="string" calcext:value-type="string">
            <text:p>§ 37 ust. 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16)C-14„prędkość minimalna”</text:p>
          </table:table-cell>
          <table:table-cell table:style-name="ce1" office:value-type="string" calcext:value-type="string">
            <text:p>§ 38 ust. 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17)C-17„nakazany kierunek jazdy dla pojazdów z materiałami niebezpiecznymi”</text:p>
          </table:table-cell>
          <table:table-cell table:style-name="ce1" office:value-type="string" calcext:value-type="string">
            <text:p>§ 41</text:p>
          </table:table-cell>
          <table:table-cell table:style-name="ce1" office:value-type="float" office:value="400" calcext:value-type="float">
            <text:p>4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18)BT-1„ograniczenie prędkości tramwajów”</text:p>
          </table:table-cell>
          <table:table-cell table:style-name="ce1" office:value-type="string" calcext:value-type="string">
            <text:p>§ 81 ust. 1 i 2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19)BT-3„blokada zwrotnicy”</text:p>
          </table:table-cell>
          <table:table-cell table:style-name="ce1" office:value-type="string" calcext:value-type="string">
            <text:p>§ 81 ust. 3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20)P-2„linia pojedyncza ciągła”</text:p>
          </table:table-cell>
          <table:table-cell table:style-name="ce1" office:value-type="string" calcext:value-type="string">
            <text:p>§ 86 ust. 3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21)P-3„linia jednostronnie przekraczalna”</text:p>
          </table:table-cell>
          <table:table-cell table:style-name="ce1" office:value-type="string" calcext:value-type="string">
            <text:p>§ 86 ust. 4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22)P-4„linia podwójna ciągła”</text:p>
          </table:table-cell>
          <table:table-cell table:style-name="ce1" office:value-type="string" calcext:value-type="string">
            <text:p>§ 86 ust. 5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5 pkt.</text:p>
          </table:table-cell>
        </table:table-row>
        <table:table-row table:style-name="ro4">
          <table:table-cell table:style-name="ce1" office:value-type="string" calcext:value-type="string">
            <text:p>23)P-7b„linia krawędziowa ciągła”</text:p>
          </table:table-cell>
          <table:table-cell table:style-name="ce1" office:value-type="string" calcext:value-type="string">
            <text:p>§ 86 ust. 8 pkt 2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24)P-17„linia przystankowa”</text:p>
          </table:table-cell>
          <table:table-cell table:style-name="ce1" office:value-type="string" calcext:value-type="string">
            <text:p>§ 90 ust. 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25)C-18„nakaz używania łańcuchów przeciwpoślizgowych”</text:p>
          </table:table-cell>
          <table:table-cell table:style-name="ce1" office:value-type="string" calcext:value-type="string">
            <text:p>§ 42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26)P-21„powierzchnia wyłączona”</text:p>
          </table:table-cell>
          <table:table-cell table:style-name="ce1" office:value-type="string" calcext:value-type="string">
            <text:p>§ 90 ust. 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2">
          <table:table-cell table:style-name="ce1" office:value-type="string" calcext:value-type="string">
            <text:p>Niezatrzymanie pojazdu w związku ze znakiemB-20„stop”</text:p>
          </table:table-cell>
          <table:table-cell table:style-name="ce1" office:value-type="string" calcext:value-type="string">
            <text:p>92 § 1 KW / § 21 ust. 1 pkt 1 lub ust. 2 albo ust. 4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2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6 pkt.)</text:p>
          </table:table-cell>
        </table:table-row>
        <table:table-row table:style-name="ro3">
          <table:table-cell table:style-name="ce1" office:value-type="string" calcext:value-type="string">
            <text:p>Niezatrzymanie pojazdu we właściwym miejscu w związku z nadawanym sygnałem świetlnym</text:p>
          </table:table-cell>
          <table:table-cell table:style-name="ce1" office:value-type="string" calcext:value-type="string">
            <text:p>90 lub art. 92 § 1 KW / § 99, § 102 lub § 107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0">
          <table:table-cell table:style-name="ce1" office:value-type="string" calcext:value-type="string">
            <text:p>Niestosowanie się do znaku:</text:p>
          </table:table-cell>
          <table:table-cell table:style-name="ce1" office:value-type="string" calcext:value-type="string">
            <text:p>90 lub art. 92 § 1 KW / Rozp. Ministrów Infrastruktury oraz MSWiA w spr. znaków i syg. drogowych</text:p>
          </table:table-cell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1)D-11„początek pasa ruchu dla autobusów” lub D-12 „pas ruchu dla autobusów” oraz P-22 „BUS”</text:p>
          </table:table-cell>
          <table:table-cell table:style-name="ce1" office:value-type="string" calcext:value-type="string">
            <text:p>§ 49 ust. 1 lub 2, § 91 ust. 1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2)D-13„początek pasa ruchu powolnego”</text:p>
          </table:table-cell>
          <table:table-cell table:style-name="ce1" office:value-type="string" calcext:value-type="string">
            <text:p>§ 49 ust. 3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style-name="ce1" office:value-type="string" calcext:value-type="string">
            <text:p>3)D-18„parking”,D-18a„parking – miejsce zastrzeżone” lubD-18b„parking zadaszony”</text:p>
          </table:table-cell>
          <table:table-cell table:style-name="ce1" office:value-type="string" calcext:value-type="string">
            <text:p>§ 52 ust. 1–3, ust. 4 lub ust. 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6">
          <table:table-cell table:style-name="ce1" office:value-type="string" calcext:value-type="string">
            <text:p>4)D-18„parking” lubD-18b„parking zadaszony”, z umieszczoną pod znakiem tabliczkąT-29, alboD-18a„parking – miejsce zastrzeżone”, z umieszczoną pod znakiem tabliczkąT-29</text:p>
          </table:table-cell>
          <table:table-cell table:style-name="ce1" office:value-type="string" calcext:value-type="string">
            <text:p>§ 52 ust. 6 w zw. z § 2 ust. 4 albo § 52 ust. 4 w zw. z § 2 ust. 4</text:p>
          </table:table-cell>
          <table:table-cell table:style-name="ce1" office:value-type="float" office:value="800" calcext:value-type="float">
            <text:p>8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5 pkt.</text:p>
          </table:table-cell>
        </table:table-row>
        <table:table-row table:style-name="ro3">
          <table:table-cell table:style-name="ce1" office:value-type="string" calcext:value-type="string">
            <text:p>5)P-18„stanowisko postojowe” iP-24„miejsce dla pojazdu osoby niepełnosprawnej” alboP-20„koperta” iP-24„miejsce dla pojazdu osoby niepełnosprawnej”, umieszczonego samodzielnie bez znaku pionowegoD-18,D-18alubD-18b</text:p>
          </table:table-cell>
          <table:table-cell table:style-name="ce1" office:value-type="string" calcext:value-type="string">
            <text:p>§ 90 ust. 2 i § 92 albo § 90 ust. 4 i § 92</text:p>
          </table:table-cell>
          <table:table-cell table:style-name="ce1" office:value-type="float" office:value="800" calcext:value-type="float">
            <text:p>8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5 pkt.</text:p>
          </table:table-cell>
        </table:table-row>
        <table:table-row table:style-name="ro1">
          <table:table-cell table:style-name="ce1" office:value-type="string" calcext:value-type="string">
            <text:p>6)D-19„postój taksówek”</text:p>
          </table:table-cell>
          <table:table-cell table:style-name="ce1" office:value-type="string" calcext:value-type="string">
            <text:p>§ 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4">
          <table:table-cell table:style-name="ce1" office:value-type="string" calcext:value-type="string">
            <text:p>7)F-10„kierunki na pasach ruchu” lubF-11„kierunki na pasie ruchu” orazP-8a„strzałka kierunkowa na wprost”,P-8b„strzałka kierunkowa do skręcania” lubP-8c„strzałka kierunkowa do zawracania”</text:p>
          </table:table-cell>
          <table:table-cell table:style-name="ce1" office:value-type="string" calcext:value-type="string">
            <text:p>§ 72 lub § 87 ust. 1–2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5 pkt.</text:p>
          </table:table-cell>
        </table:table-row>
        <table:table-row table:style-name="ro1">
          <table:table-cell table:style-name="ce1" office:value-type="string" calcext:value-type="string">
            <text:p>8)BT-4„stop – zwrotnica eksploatowana jednostronnie”</text:p>
          </table:table-cell>
          <table:table-cell table:style-name="ce1" office:value-type="string" calcext:value-type="string">
            <text:p>§ 81 ust. 4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9)P-18„stanowisko postojowe”,P-19„linia wyznaczająca pas postojowy”</text:p>
          </table:table-cell>
          <table:table-cell table:style-name="ce1" office:value-type="string" calcext:value-type="string">
            <text:p>§ 90 ust. 2–3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">
          <table:table-cell table:style-name="ce1" office:value-type="string" calcext:value-type="string">
            <text:p>10)P-20„koperta”</text:p>
          </table:table-cell>
          <table:table-cell table:style-name="ce1" office:value-type="string" calcext:value-type="string">
            <text:p>§ 90 ust. 4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1 pkt.</text:p>
          </table:table-cell>
        </table:table-row>
        <table:table-row table:style-name="ro10">
          <table:table-cell table:style-name="ce1" office:value-type="string" calcext:value-type="string">
            <text:p>Niestosowanie się do sygnałów świetlnych przez:</text:p>
          </table:table-cell>
          <table:table-cell table:style-name="ce1" office:value-type="string" calcext:value-type="string">
            <text:p>90 lub art. 92 § 1 KW / Rozp. Ministrów Infrastruktury oraz MSWiA w spr. znaków i syg. drogowych</text:p>
          </table:table-cell>
          <table:table-cell table:style-name="ce1" office:value-type="string" calcext:value-type="string">
            <text:p> 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1) wejście na przejście dla pieszych, jeżeli sygnalizatorS-5nadaje sygnał czerwony</text:p>
          </table:table-cell>
          <table:table-cell table:style-name="ce1" office:value-type="string" calcext:value-type="string">
            <text:p>§ 98 ust. 2 pkt 2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style-name="ce1" office:value-type="string" calcext:value-type="string">
            <text:p>2) kierującego kolumną pieszych, jeźdźca lub poganiacza</text:p>
          </table:table-cell>
          <table:table-cell table:style-name="ce1" office:value-type="string" calcext:value-type="string">
            <text:p>§ 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4">
          <table:table-cell table:style-name="ce1" office:value-type="string" calcext:value-type="string">
            <text:p>3) kierującego pojazdem. z wyłączeniem sygnalizacji na przejazdach kolejowych</text:p>
          </table:table-cell>
          <table:table-cell table:style-name="ce1" office:value-type="string" calcext:value-type="string">
            <text:p>§ 95–98, 102, 104 lub 106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style-name="ce1" office:value-type="string" calcext:value-type="string">
            <text:p> 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6 pkt.</text:p>
          </table:table-cell>
        </table:table-row>
        <table:table-row table:style-name="ro4">
          <table:table-cell table:number-columns-repeated="5"/>
          <table:table-cell table:style-name="ce1" office:value-type="string" calcext:value-type="string">
            <text:p>(od 09.2022r. 8 pkt.)</text:p>
          </table:table-cell>
        </table:table-row>
        <table:table-row table:style-name="ro1" table:number-rows-repeated="104807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masz Pawłowski</meta:initial-creator>
    <meta:creation-date>2024-11-26T22:47:06.155198815</meta:creation-date>
    <dc:date>2024-11-26T23:30:52.242500728</dc:date>
    <dc:creator>Tomasz Pawłowski</dc:creator>
    <meta:editing-duration>PT7M4S</meta:editing-duration>
    <meta:editing-cycles>1</meta:editing-cycles>
    <meta:document-statistic meta:table-count="1" meta:cell-count="1421" meta:object-count="0"/>
    <meta:generator>LibreOffice/24.8.3.2$Linux_X86_64 LibreOffice_project/480$Build-2</meta:generator>
  </office:meta>
</office:document-meta>
</file>